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aco" svg:font-family="Monaco, MonacoRegular, 'Courier New', monospace"/>
    <style:font-face style:name="Verdana" svg:font-family="Verdana, Helvetica, Arial, Verdana,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4736in" table:align="left"/>
    </style:style>
    <style:style style:name="Table1.A" style:family="table-column">
      <style:table-column-properties style:column-width="0.1569in"/>
    </style:style>
    <style:style style:name="Table1.B" style:family="table-column">
      <style:table-column-properties style:column-width="5.3167in"/>
    </style:style>
    <style:style style:name="Table1.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B1" style:family="table-cell">
      <style:table-cell-properties style:vertical-align="middle" fo:padding="0in" fo:border="none"/>
    </style:style>
    <style:style style:name="Table2" style:family="table">
      <style:table-properties style:width="6.925in" table:align="left"/>
    </style:style>
    <style:style style:name="Table2.A" style:family="table-column">
      <style:table-column-properties style:column-width="0.1569in"/>
    </style:style>
    <style:style style:name="Table2.B" style:family="table-column">
      <style:table-column-properties style:column-width="6.7681in"/>
    </style:style>
    <style:style style:name="Table2.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2.B1" style:family="table-cell">
      <style:table-cell-properties style:vertical-align="middle" fo:padding="0in" fo:border="none"/>
    </style:style>
    <style:style style:name="Table3" style:family="table">
      <style:table-properties style:width="4.1375in" table:align="left"/>
    </style:style>
    <style:style style:name="Table3.A" style:family="table-column">
      <style:table-column-properties style:column-width="0.2299in"/>
    </style:style>
    <style:style style:name="Table3.B" style:family="table-column">
      <style:table-column-properties style:column-width="3.9076in"/>
    </style:style>
    <style:style style:name="Table3.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3.B1" style:family="table-cell">
      <style:table-cell-properties style:vertical-align="middle" fo:padding="0in" fo:border="none"/>
    </style:style>
    <style:style style:name="Table4" style:family="table">
      <style:table-properties style:width="1.9451in" table:align="left"/>
    </style:style>
    <style:style style:name="Table4.A" style:family="table-column">
      <style:table-column-properties style:column-width="0.1569in"/>
    </style:style>
    <style:style style:name="Table4.B" style:family="table-column">
      <style:table-column-properties style:column-width="1.7882in"/>
    </style:style>
    <style:style style:name="Table4.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4.B1" style:family="table-cell">
      <style:table-cell-properties style:vertical-align="middle" fo:padding="0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5.B1" style:family="table-cell">
      <style:table-cell-properties style:vertical-align="middle" fo:padding="0in" fo:border="none"/>
    </style:style>
    <style:style style:name="Table6" style:family="table">
      <style:table-properties style:width="5.8681in" table:align="left"/>
    </style:style>
    <style:style style:name="Table6.A" style:family="table-column">
      <style:table-column-properties style:column-width="0.1569in"/>
    </style:style>
    <style:style style:name="Table6.B" style:family="table-column">
      <style:table-column-properties style:column-width="5.7111in"/>
    </style:style>
    <style:style style:name="Table6.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6.B1" style:family="table-cell">
      <style:table-cell-properties style:vertical-align="middle" fo:padding="0in" fo:border="none"/>
    </style:style>
    <style:style style:name="Table7" style:family="table">
      <style:table-properties style:width="3.0639in" table:align="left"/>
    </style:style>
    <style:style style:name="Table7.A" style:family="table-column">
      <style:table-column-properties style:column-width="0.1569in"/>
    </style:style>
    <style:style style:name="Table7.B" style:family="table-column">
      <style:table-column-properties style:column-width="2.9069in"/>
    </style:style>
    <style:style style:name="Table7.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7.B1" style:family="table-cell">
      <style:table-cell-properties style:vertical-align="middle" fo:padding="0in" fo:border="none"/>
    </style:style>
    <style:style style:name="Table8" style:family="table">
      <style:table-properties style:width="6.925in" table:align="left"/>
    </style:style>
    <style:style style:name="Table8.A" style:family="table-column">
      <style:table-column-properties style:column-width="0.1569in"/>
    </style:style>
    <style:style style:name="Table8.B" style:family="table-column">
      <style:table-column-properties style:column-width="6.7681in"/>
    </style:style>
    <style:style style:name="Table8.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8.B1" style:family="table-cell">
      <style:table-cell-properties style:vertical-align="middle" fo:padding="0in" fo:border="none"/>
    </style:style>
    <style:style style:name="Table9" style:family="table">
      <style:table-properties style:width="2.2736in" table:align="left"/>
    </style:style>
    <style:style style:name="Table9.A" style:family="table-column">
      <style:table-column-properties style:column-width="0.1569in"/>
    </style:style>
    <style:style style:name="Table9.B" style:family="table-column">
      <style:table-column-properties style:column-width="2.1167in"/>
    </style:style>
    <style:style style:name="Table9.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9.B1" style:family="table-cell">
      <style:table-cell-properties style:vertical-align="middle" fo:padding="0in" fo:border="none"/>
    </style:style>
    <style:style style:name="Table10" style:family="table">
      <style:table-properties style:width="2.1076in" table:align="left"/>
    </style:style>
    <style:style style:name="Table10.A" style:family="table-column">
      <style:table-column-properties style:column-width="0.1569in"/>
    </style:style>
    <style:style style:name="Table10.B" style:family="table-column">
      <style:table-column-properties style:column-width="1.9507in"/>
    </style:style>
    <style:style style:name="Table10.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0.B1" style:family="table-cell">
      <style:table-cell-properties style:vertical-align="middle" fo:padding="0in" fo:border="none"/>
    </style:style>
    <style:style style:name="Table11" style:family="table">
      <style:table-properties style:width="5.5465in" table:align="left"/>
    </style:style>
    <style:style style:name="Table11.A" style:family="table-column">
      <style:table-column-properties style:column-width="0.2299in"/>
    </style:style>
    <style:style style:name="Table11.B" style:family="table-column">
      <style:table-column-properties style:column-width="5.3167in"/>
    </style:style>
    <style:style style:name="Table11.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1.B1" style:family="table-cell">
      <style:table-cell-properties style:vertical-align="middle" fo:padding="0in" fo:border="none"/>
    </style:style>
    <style:style style:name="Table12" style:family="table">
      <style:table-properties style:width="6.925in" table:align="left"/>
    </style:style>
    <style:style style:name="Table12.A" style:family="table-column">
      <style:table-column-properties style:column-width="0.1569in"/>
    </style:style>
    <style:style style:name="Table12.B" style:family="table-column">
      <style:table-column-properties style:column-width="6.7681in"/>
    </style:style>
    <style:style style:name="Table12.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2.B1" style:family="table-cell">
      <style:table-cell-properties style:vertical-align="middle" fo:padding="0in" fo:border="none"/>
    </style:style>
    <style:style style:name="Table13" style:family="table">
      <style:table-properties style:width="4.6049in" table:align="left"/>
    </style:style>
    <style:style style:name="Table13.A" style:family="table-column">
      <style:table-column-properties style:column-width="0.1569in"/>
    </style:style>
    <style:style style:name="Table13.B" style:family="table-column">
      <style:table-column-properties style:column-width="4.4479in"/>
    </style:style>
    <style:style style:name="Table13.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3.B1" style:family="table-cell">
      <style:table-cell-properties style:vertical-align="middle" fo:padding="0in" fo:border="none"/>
    </style:style>
    <style:style style:name="Table14" style:family="table">
      <style:table-properties style:width="6.925in" table:align="left"/>
    </style:style>
    <style:style style:name="Table14.A" style:family="table-column">
      <style:table-column-properties style:column-width="0.1569in"/>
    </style:style>
    <style:style style:name="Table14.B" style:family="table-column">
      <style:table-column-properties style:column-width="6.7681in"/>
    </style:style>
    <style:style style:name="Table14.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4.B1" style:family="table-cell">
      <style:table-cell-properties style:vertical-align="middle" fo:padding="0in" fo:border="none"/>
    </style:style>
    <style:style style:name="Table15" style:family="table">
      <style:table-properties style:width="4.0535in" table:align="left"/>
    </style:style>
    <style:style style:name="Table15.A" style:family="table-column">
      <style:table-column-properties style:column-width="0.1569in"/>
    </style:style>
    <style:style style:name="Table15.B" style:family="table-column">
      <style:table-column-properties style:column-width="3.8965in"/>
    </style:style>
    <style:style style:name="Table15.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5.B1" style:family="table-cell">
      <style:table-cell-properties style:vertical-align="middle" fo:padding="0in" fo:border="none"/>
    </style:style>
    <style:style style:name="Table16" style:family="table">
      <style:table-properties style:width="6.8986in" table:align="left"/>
    </style:style>
    <style:style style:name="Table16.A" style:family="table-column">
      <style:table-column-properties style:column-width="0.1569in"/>
    </style:style>
    <style:style style:name="Table16.B" style:family="table-column">
      <style:table-column-properties style:column-width="6.7417in"/>
    </style:style>
    <style:style style:name="Table16.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6.B1" style:family="table-cell">
      <style:table-cell-properties style:vertical-align="middle" fo:padding="0in" fo:border="none"/>
    </style:style>
    <style:style style:name="Table17" style:family="table">
      <style:table-properties style:width="4.6313in" table:align="left"/>
    </style:style>
    <style:style style:name="Table17.A" style:family="table-column">
      <style:table-column-properties style:column-width="0.2299in"/>
    </style:style>
    <style:style style:name="Table17.B" style:family="table-column">
      <style:table-column-properties style:column-width="4.4014in"/>
    </style:style>
    <style:style style:name="Table17.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7.B1" style:family="table-cell">
      <style:table-cell-properties style:vertical-align="middle" fo:padding="0in" fo:border="none"/>
    </style:style>
    <style:style style:name="Table18" style:family="table">
      <style:table-properties style:width="5.4319in" table:align="left"/>
    </style:style>
    <style:style style:name="Table18.A" style:family="table-column">
      <style:table-column-properties style:column-width="0.1569in"/>
    </style:style>
    <style:style style:name="Table18.B" style:family="table-column">
      <style:table-column-properties style:column-width="5.275in"/>
    </style:style>
    <style:style style:name="Table18.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8.B1" style:family="table-cell">
      <style:table-cell-properties style:vertical-align="middle" fo:padding="0in" fo:border="none"/>
    </style:style>
    <style:style style:name="Table19" style:family="table">
      <style:table-properties style:width="5.2486in" table:align="left"/>
    </style:style>
    <style:style style:name="Table19.A" style:family="table-column">
      <style:table-column-properties style:column-width="0.1569in"/>
    </style:style>
    <style:style style:name="Table19.B" style:family="table-column">
      <style:table-column-properties style:column-width="5.0917in"/>
    </style:style>
    <style:style style:name="Table19.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19.B1" style:family="table-cell">
      <style:table-cell-properties style:vertical-align="middle" fo:padding="0in" fo:border="none"/>
    </style:style>
    <style:style style:name="Table20" style:family="table">
      <style:table-properties style:width="6.925in" table:align="left"/>
    </style:style>
    <style:style style:name="Table20.A" style:family="table-column">
      <style:table-column-properties style:column-width="0.1569in"/>
    </style:style>
    <style:style style:name="Table20.B" style:family="table-column">
      <style:table-column-properties style:column-width="6.7681in"/>
    </style:style>
    <style:style style:name="Table20.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20.B1" style:family="table-cell">
      <style:table-cell-properties style:vertical-align="middle" fo:padding="0in" fo:border="none"/>
    </style:style>
    <style:style style:name="Table21" style:family="table">
      <style:table-properties style:width="5.2979in" table:align="left"/>
    </style:style>
    <style:style style:name="Table21.A" style:family="table-column">
      <style:table-column-properties style:column-width="0.1569in"/>
    </style:style>
    <style:style style:name="Table21.B" style:family="table-column">
      <style:table-column-properties style:column-width="5.141in"/>
    </style:style>
    <style:style style:name="Table21.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21.B1" style:family="table-cell">
      <style:table-cell-properties style:vertical-align="middle" fo:padding="0in" fo:border="none"/>
    </style:style>
    <style:style style:name="Table22" style:family="table">
      <style:table-properties style:width="2.2903in" table:align="left"/>
    </style:style>
    <style:style style:name="Table22.A" style:family="table-column">
      <style:table-column-properties style:column-width="0.1569in"/>
    </style:style>
    <style:style style:name="Table22.B" style:family="table-column">
      <style:table-column-properties style:column-width="2.1333in"/>
    </style:style>
    <style:style style:name="Table22.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22.B1" style:family="table-cell">
      <style:table-cell-properties style:vertical-align="middle" fo:padding="0in" fo:border="none"/>
    </style:style>
    <style:style style:name="Table23" style:family="table">
      <style:table-properties style:width="6.1389in" table:align="left"/>
    </style:style>
    <style:style style:name="Table23.A" style:family="table-column">
      <style:table-column-properties style:column-width="0.1569in"/>
    </style:style>
    <style:style style:name="Table23.B" style:family="table-column">
      <style:table-column-properties style:column-width="5.9819in"/>
    </style:style>
    <style:style style:name="Table23.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23.B1" style:family="table-cell">
      <style:table-cell-properties style:vertical-align="middle" fo:padding="0in" fo:border="none"/>
    </style:style>
    <style:style style:name="Table24" style:family="table">
      <style:table-properties style:width="6.925in" table:align="left"/>
    </style:style>
    <style:style style:name="Table24.A" style:family="table-column">
      <style:table-column-properties style:column-width="0.2299in"/>
    </style:style>
    <style:style style:name="Table24.B" style:family="table-column">
      <style:table-column-properties style:column-width="6.6951in"/>
    </style:style>
    <style:style style:name="Table24.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24.B1" style:family="table-cell">
      <style:table-cell-properties style:vertical-align="middle" fo:padding="0in" fo:border="none"/>
    </style:style>
    <style:style style:name="Table25" style:family="table">
      <style:table-properties style:width="1.7333in" table:align="left"/>
    </style:style>
    <style:style style:name="Table25.A" style:family="table-column">
      <style:table-column-properties style:column-width="0.1569in"/>
    </style:style>
    <style:style style:name="Table25.B" style:family="table-column">
      <style:table-column-properties style:column-width="1.5764in"/>
    </style:style>
    <style:style style:name="Table25.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25.B1" style:family="table-cell">
      <style:table-cell-properties style:vertical-align="middle" fo:padding="0in" fo:border="none"/>
    </style:style>
    <style:style style:name="Table26" style:family="table">
      <style:table-properties style:width="3.0639in" table:align="left"/>
    </style:style>
    <style:style style:name="Table26.A" style:family="table-column">
      <style:table-column-properties style:column-width="0.1569in"/>
    </style:style>
    <style:style style:name="Table26.B" style:family="table-column">
      <style:table-column-properties style:column-width="2.9069in"/>
    </style:style>
    <style:style style:name="Table26.A1" style:family="table-cell">
      <style:table-cell-properties style:vertical-align="middle" fo:background-color="#eeeeee" fo:padding-left="0in" fo:padding-right="0.0194in" fo:padding-top="0in" fo:padding-bottom="0in" fo:border-left="none" fo:border-right="0.05pt solid #008000" fo:border-top="none" fo:border-bottom="none">
        <style:background-image/>
      </style:table-cell-properties>
    </style:style>
    <style:style style:name="Table26.B1" style:family="table-cell">
      <style:table-cell-properties style:vertical-align="middle" fo:padding="0in" fo:border="none"/>
    </style:style>
    <style:style style:name="P1" style:family="paragraph" style:parent-style-name="Standard">
      <style:paragraph-properties fo:line-height="100%"/>
      <style:text-properties style:font-name="Times New Roman" fo:font-size="12pt" style:font-size-asian="12pt" style:font-size-complex="12pt"/>
    </style:style>
    <style:style style:name="P2" style:family="paragraph" style:parent-style-name="Text_20_body">
      <style:paragraph-properties fo:margin-left="0in" fo:margin-right="0in" fo:margin-top="0in" fo:margin-bottom="0.1043in" loext:contextual-spacing="false" fo:line-height="100%" fo:orphans="2" fo:widows="2" fo:text-indent="0in" style:auto-text-indent="false" fo:padding="0in" fo:border="none"/>
      <style:text-properties fo:font-variant="normal" fo:text-transform="none" fo:color="#303030" style:font-name="Times New Roman" fo:font-size="12pt" fo:letter-spacing="normal" fo:font-style="normal" fo:font-weight="normal" style:font-size-asian="12pt" style:font-size-complex="12pt"/>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style>
    <style:style style:name="P4"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style>
    <style:style style:name="P5"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2pt" style:font-size-asian="12pt" style:font-size-complex="12pt" loext:padding="0in" loext:border="none"/>
    </style:style>
    <style:style style:name="P6"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2pt" style:font-size-asian="12pt" style:font-size-complex="12pt" loext:padding="0in" loext:border="none"/>
    </style:style>
    <style:style style:name="P7"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text-properties fo:color="#097109" style:font-name="Times New Roman" fo:font-size="12pt" style:font-size-asian="12pt" style:font-size-complex="12pt" loext:padding="0in" loext:border="none"/>
    </style:style>
    <style:style style:name="P8"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text-properties style:font-name="Times New Roman" fo:font-size="12pt" style:font-size-asian="12pt" style:font-size-complex="12pt" loext:padding="0in" loext:border="none"/>
    </style:style>
    <style:style style:name="T1" style:family="text">
      <style:text-properties fo:font-variant="normal" fo:text-transform="none" fo:color="#303030" style:font-name="Verdana" fo:font-size="10.5pt" fo:letter-spacing="normal" fo:font-style="normal" fo:font-weight="bold" loext:padding="0in" loext:border="none"/>
    </style:style>
    <style:style style:name="T2" style:family="text">
      <style:text-properties fo:font-variant="normal" fo:text-transform="none" fo:color="#303030" style:font-name="Verdana" fo:font-size="10.5pt" fo:letter-spacing="normal" fo:font-style="normal" fo:font-weight="normal"/>
    </style:style>
    <style:style style:name="T3" style:family="text">
      <style:text-properties fo:font-variant="normal" fo:text-transform="none" fo:color="#303030" fo:font-size="10.5pt" fo:letter-spacing="normal" fo:font-style="normal" fo:font-weight="bold" loext:padding="0in" loext:border="none"/>
    </style:style>
    <style:style style:name="T4" style:family="text">
      <style:text-properties fo:font-variant="normal" fo:text-transform="none" fo:color="#303030" fo:font-size="10.5pt" fo:letter-spacing="normal" fo:font-style="normal" fo:font-weight="normal"/>
    </style:style>
    <style:style style:name="T5" style:family="text">
      <style:text-properties fo:font-variant="normal" fo:text-transform="none" fo:color="#303030" style:font-name="Times New Roman" fo:font-size="10.5pt" fo:letter-spacing="normal" fo:font-style="normal" fo:font-weight="bold" loext:padding="0in" loext:border="none"/>
    </style:style>
    <style:style style:name="T6" style:family="text">
      <style:text-properties fo:font-variant="normal" fo:text-transform="none" fo:color="#303030" style:font-name="Times New Roman" fo:font-size="10.5pt" fo:letter-spacing="normal" fo:font-style="normal" fo:font-weight="normal"/>
    </style:style>
    <style:style style:name="T7" style:family="text">
      <style:text-properties fo:font-variant="normal" fo:text-transform="none" fo:color="#303030" style:font-name="Times New Roman" fo:letter-spacing="normal" fo:font-style="normal" fo:font-weight="bold" loext:padding="0in" loext:border="none"/>
    </style:style>
    <style:style style:name="T8" style:family="text">
      <style:text-properties fo:font-variant="normal" fo:text-transform="none" fo:color="#303030" style:font-name="Times New Roman" fo:letter-spacing="normal" fo:font-style="normal" fo:font-weight="normal"/>
    </style:style>
    <style:style style:name="T9" style:family="text">
      <style:text-properties fo:font-variant="normal" fo:text-transform="none" fo:color="#303030" style:font-name="Times New Roman" fo:font-size="12pt" fo:letter-spacing="normal" fo:font-style="normal" fo:font-weight="bold" style:font-size-asian="12pt" style:font-size-complex="12pt" loext:padding="0in" loext:border="none"/>
    </style:style>
    <style:style style:name="T10" style:family="text">
      <style:text-properties fo:font-variant="normal" fo:text-transform="none" fo:color="#303030" style:font-name="Times New Roman" fo:font-size="12pt" fo:letter-spacing="normal" fo:font-style="normal" fo:font-weight="normal" style:font-size-asian="12pt" style:font-size-complex="12pt"/>
    </style:style>
    <style:style style:name="T11" style:family="text">
      <style:text-properties fo:color="#000000"/>
    </style:style>
    <style:style style:name="T12" style:family="text">
      <style:text-properties fo:color="#000000" style:font-name="Monaco" style:font-name-asian="Monaco" style:font-name-complex="Monaco"/>
    </style:style>
    <style:style style:name="T13" style:family="text">
      <style:text-properties style:font-name="Monaco" style:font-name-asian="Monaco" style:font-name-complex="Monaco"/>
    </style:style>
    <style:style style:name="T14" style:family="text">
      <style:text-properties fo:color="#006fe0"/>
    </style:style>
    <style:style style:name="T15" style:family="text">
      <style:text-properties fo:color="#800080" fo:font-weight="bold"/>
    </style:style>
    <style:style style:name="T16" style:family="text">
      <style:text-properties fo:color="#0828fb"/>
    </style:style>
    <style:style style:name="T17" style:family="text">
      <style:text-properties fo:color="#097109"/>
    </style:style>
    <style:style style:name="Sect1" style:family="section">
      <style:section-properties fo:background-color="#fdfdfd"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background-color="#f7f7f7" fo:margin-left="0in" fo:margin-right="0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9">Ques 1)</text:span></text:span><text:span text:style-name="T10"> </text:span><text:span text:style-name="Strong_20_Emphasis"><text:span text:style-name="T9">What are the annotations used in TestNG ?</text:span></text:span></text:p>
      <text:p text:style-name="P2">Ans: @Test, @BeforeSuite, @AfterSuite, @BeforeTest, @AfterTest, @BeforeClass, @AfterClass, @BeforeMethod, @AfterMethod.</text:p>
      <text:p text:style-name="P3"><text:span text:style-name="Strong_20_Emphasis"><text:span text:style-name="T9">Ques 2) How do you read data from excel ?</text:span></text:span></text:p>
      <text:section text:style-name="Sect1" text:name="crayon-5b0cec58164dc140142486">
        <table:table table:name="Table1" table:style-name="Table1">
          <table:table-column table:style-name="Table1.A"/>
          <table:table-column table:style-name="Table1.B"/>
          <table:table-row>
            <table:table-cell table:style-name="Table1.A1" office:value-type="string">
              <text:p text:style-name="P5">1</text:p>
              <text:p text:style-name="P5">2</text:p>
              <text:p text:style-name="P5">3</text:p>
              <text:p text:style-name="P5">4</text:p>
              <text:p text:style-name="P5">5</text:p>
              <text:p text:style-name="P5">6</text:p>
              <text:p text:style-name="P5">7</text:p>
            </table:table-cell>
            <table:table-cell table:style-name="Table1.B1" office:value-type="string">
              <text:section text:style-name="Sect2" text:name="crayon-5b0cec58164dc140142486-1">
                <text:p text:style-name="P8"><text:span text:style-name="T11">FileInputStream fis</text:span><text:span text:style-name="T14"> </text:span><text:span text:style-name="T11">=</text:span><text:span text:style-name="T14"> </text:span><text:span text:style-name="T15">new</text:span><text:span text:style-name="T14"> </text:span><text:span text:style-name="T11">FileInputStream(</text:span>“<text:span text:style-name="T11">path of excel file</text:span>”<text:span text:style-name="T11">);</text:span></text:p>
              </text:section>
              <text:section text:style-name="Sect3" text:name="crayon-5b0cec58164dc140142486-2">
                <text:p text:style-name="P8"> </text:p>
              </text:section>
              <text:section text:style-name="Sect2" text:name="crayon-5b0cec58164dc140142486-3">
                <text:p text:style-name="P8"><text:span text:style-name="T11">Workbook wb</text:span><text:span text:style-name="T14"> </text:span><text:span text:style-name="T11">=</text:span><text:span text:style-name="T14"> </text:span><text:span text:style-name="T11">WorkbookFactory.create(fis);</text:span></text:p>
              </text:section>
              <text:section text:style-name="Sect3" text:name="crayon-5b0cec58164dc140142486-4">
                <text:p text:style-name="P8"> </text:p>
              </text:section>
              <text:section text:style-name="Sect2" text:name="crayon-5b0cec58164dc140142486-5">
                <text:p text:style-name="P8"><text:span text:style-name="T11">Sheet</text:span><text:span text:style-name="T14"> </text:span><text:span text:style-name="T11">s</text:span><text:span text:style-name="T14"> </text:span><text:span text:style-name="T11">=</text:span><text:span text:style-name="T14"> </text:span><text:span text:style-name="T11">wb.getSheet(</text:span>“<text:span text:style-name="T11">sheetName</text:span>”<text:span text:style-name="T11">);</text:span></text:p>
              </text:section>
              <text:section text:style-name="Sect3" text:name="crayon-5b0cec58164dc140142486-6">
                <text:p text:style-name="P8"> </text:p>
              </text:section>
              <text:section text:style-name="Sect2" text:name="crayon-5b0cec58164dc140142486-7">
                <text:p text:style-name="P8"><text:span text:style-name="T15">String</text:span><text:span text:style-name="T14"> </text:span><text:span text:style-name="T11">value</text:span><text:span text:style-name="T14"> </text:span><text:span text:style-name="T11">=</text:span><text:span text:style-name="T14"> </text:span><text:span text:style-name="T11">s.getRow(rowNum).getCell(cellNum).getStringCellValue();</text:span></text:p>
              </text:section>
            </table:table-cell>
          </table:table-row>
        </table:table>
      </text:section>
      <text:p text:style-name="P3"><text:span text:style-name="Strong_20_Emphasis"><text:span text:style-name="T9">Ques 3)</text:span></text:span><text:span text:style-name="T10"> </text:span><text:span text:style-name="Strong_20_Emphasis"><text:span text:style-name="T9">What is the use of xpath ?</text:span></text:span></text:p>
      <text:p text:style-name="P2">Ans- it is used to find the WebElement in web page. It is very useful to identify the dynamic web elements.</text:p>
      <text:p text:style-name="P3"><text:span text:style-name="Strong_20_Emphasis"><text:span text:style-name="T9">Ques 4)</text:span></text:span><text:span text:style-name="T10"> </text:span><text:span text:style-name="Strong_20_Emphasis"><text:span text:style-name="T9">What are different types of locators ?</text:span></text:span></text:p>
      <text:p text:style-name="P2">Ans- There are 8 types of locators and all are the static methods of the By class.</text:p>
      <text:p text:style-name="P2">By.id(), By.name(), By.tagName(), By.className(), By.linkText(), By.partialLinkText(), By.xpath, By.cssSelector().</text:p>
      <text:p text:style-name="P3"><text:span text:style-name="Strong_20_Emphasis"><text:span text:style-name="T9">Ques 5)</text:span></text:span><text:span text:style-name="T10"> </text:span><text:span text:style-name="Strong_20_Emphasis"><text:span text:style-name="T9">What is the difference between Assert and Verify?</text:span></text:span></text:p>
      <text:p text:style-name="P2">Ans- Assert- it is used to verify the result. If the test case fail then it will stop the execution of the test case there itself and move the control to other test case.</text:p>
      <text:p text:style-name="P2">Verify- it is also used to verify the result. If the test case fail then it will not stop the execution of that test case.</text:p>
      <text:p text:style-name="P3"><text:span text:style-name="Strong_20_Emphasis"><text:span text:style-name="T9">Ques 6)</text:span></text:span><text:span text:style-name="T10"> </text:span><text:span text:style-name="Strong_20_Emphasis"><text:span text:style-name="T9">What is the alternate way to click on login button?</text:span></text:span></text:p>
      <text:p text:style-name="P2">Ans- use submit() method but it can be used only when attribute type=submit.</text:p>
      <text:p text:style-name="P3"><text:span text:style-name="Strong_20_Emphasis"><text:span text:style-name="T9">Ques 7)</text:span></text:span><text:span text:style-name="T10"> </text:span><text:span text:style-name="Strong_20_Emphasis"><text:span text:style-name="T9">How do you verify if the checkbox/radio is checked or not ?</text:span></text:span></text:p>
      <text:p text:style-name="P2">Ans- We can use isSelected() method.</text:p>
      <text:p text:style-name="P2">Syntax –</text:p>
      <text:section text:style-name="Sect1" text:name="crayon-5b0cec58164e7489878848">
        <table:table table:name="Table2" table:style-name="Table2">
          <table:table-column table:style-name="Table2.A"/>
          <table:table-column table:style-name="Table2.B"/>
          <table:table-row>
            <table:table-cell table:style-name="Table2.A1" office:value-type="string">
              <text:p text:style-name="P5">1</text:p>
            </table:table-cell>
            <table:table-cell table:style-name="Table2.B1" office:value-type="string">
              <text:section text:style-name="Sect2" text:name="crayon-5b0cec58164e7489878848-1">
                <text:p text:style-name="P8"><text:span text:style-name="T11">driver.findElement(By.xpath(</text:span><text:span text:style-name="T16">"xpath of the checkbox/radio button"</text:span><text:span text:style-name="T11">)).isSelected();</text:span></text:p>
              </text:section>
            </table:table-cell>
          </table:table-row>
        </table:table>
      </text:section>
      <text:p text:style-name="P2">If the return value of this method is true then it is checked else it is not.</text:p>
      <text:p text:style-name="P3"><text:span text:style-name="Strong_20_Emphasis"><text:span text:style-name="T9">Ques 8)</text:span></text:span><text:span text:style-name="T10"> </text:span><text:span text:style-name="Strong_20_Emphasis"><text:span text:style-name="T9">How do you handle alert pop-up ?</text:span></text:span></text:p>
      <text:p text:style-name="P2">Ans- To handle alert pop-ups, we need to 1st switch control to alert pop-ups then click on ok or cancle then move control back to main page.</text:p>
      <text:p text:style-name="P2">Syntax-</text:p>
      <text:section text:style-name="Sect1" text:name="crayon-5b0cec58164ea872826912">
        <table:table table:name="Table3" table:style-name="Table3">
          <table:table-column table:style-name="Table3.A"/>
          <table:table-column table:style-name="Table3.B"/>
          <text:soft-page-break/>
          <table:table-row>
            <table:table-cell table:style-name="Table3.A1" office:value-type="string">
              <text:p text:style-name="P5">1</text:p>
              <text:p text:style-name="P5">2</text:p>
              <text:p text:style-name="P5">3</text:p>
              <text:p text:style-name="P5">4</text:p>
              <text:p text:style-name="P5">5</text:p>
              <text:p text:style-name="P5">6</text:p>
              <text:p text:style-name="P5">7</text:p>
              <text:p text:style-name="P5">8</text:p>
              <text:p text:style-name="P5">9</text:p>
              <text:p text:style-name="P5">10</text:p>
              <text:p text:style-name="P5">11</text:p>
            </table:table-cell>
            <table:table-cell table:style-name="Table3.B1" office:value-type="string">
              <text:section text:style-name="Sect2" text:name="crayon-5b0cec58164ea872826912-1">
                <text:p text:style-name="P8"><text:span text:style-name="T15">String</text:span><text:span text:style-name="T14"> </text:span><text:span text:style-name="T11">mainPage</text:span><text:span text:style-name="T14"> </text:span><text:span text:style-name="T11">=</text:span><text:span text:style-name="T14"> </text:span><text:span text:style-name="T11">driver.getWindowHandle();</text:span></text:p>
              </text:section>
              <text:section text:style-name="Sect3" text:name="crayon-5b0cec58164ea872826912-2">
                <text:p text:style-name="P8"> </text:p>
              </text:section>
              <text:section text:style-name="Sect2" text:name="crayon-5b0cec58164ea872826912-3">
                <text:p text:style-name="P8"><text:span text:style-name="T11">Alert alt</text:span><text:span text:style-name="T14"> </text:span><text:span text:style-name="T11">=</text:span><text:span text:style-name="T14"> </text:span><text:span text:style-name="T11">driver.switchTo().alert();</text:span><text:span text:style-name="T14"> </text:span><text:span text:style-name="T17">// to move control to alert popup</text:span></text:p>
              </text:section>
              <text:section text:style-name="Sect3" text:name="crayon-5b0cec58164ea872826912-4">
                <text:p text:style-name="P8"> </text:p>
              </text:section>
              <text:section text:style-name="Sect2" text:name="crayon-5b0cec58164ea872826912-5">
                <text:p text:style-name="P8"><text:span text:style-name="T11">alt.accept();</text:span><text:span text:style-name="T14"> </text:span><text:span text:style-name="T17">// to click on ok.</text:span></text:p>
              </text:section>
              <text:section text:style-name="Sect3" text:name="crayon-5b0cec58164ea872826912-6">
                <text:p text:style-name="P8"> </text:p>
              </text:section>
              <text:section text:style-name="Sect2" text:name="crayon-5b0cec58164ea872826912-7">
                <text:p text:style-name="P8"><text:span text:style-name="T11">alt.dismiss();</text:span><text:span text:style-name="T14"> </text:span><text:span text:style-name="T17">// to click on cancel.</text:span></text:p>
              </text:section>
              <text:section text:style-name="Sect3" text:name="crayon-5b0cec58164ea872826912-8">
                <text:p text:style-name="P8"> </text:p>
              </text:section>
              <text:section text:style-name="Sect2" text:name="crayon-5b0cec58164ea872826912-9">
                <text:p text:style-name="P7">//Then move the control back to main web page-</text:p>
              </text:section>
              <text:section text:style-name="Sect3" text:name="crayon-5b0cec58164ea872826912-10">
                <text:p text:style-name="P8"> </text:p>
              </text:section>
              <text:section text:style-name="Sect2" text:name="crayon-5b0cec58164ea872826912-11">
                <text:p text:style-name="P8"><text:span text:style-name="T11">driver.switchTo().window(mainPage);</text:span><text:span text:style-name="T14"> </text:span>→<text:span text:style-name="T14"> </text:span><text:span text:style-name="T15">to</text:span><text:span text:style-name="T14"> </text:span><text:span text:style-name="T15">switch</text:span><text:span text:style-name="T14"> </text:span><text:span text:style-name="T11">back </text:span><text:span text:style-name="T15">to</text:span><text:span text:style-name="T14"> </text:span><text:span text:style-name="T11">main page.</text:span></text:p>
              </text:section>
            </table:table-cell>
          </table:table-row>
        </table:table>
      </text:section>
      <text:p text:style-name="P3"><text:span text:style-name="Strong_20_Emphasis"><text:span text:style-name="T9">Ques 9)</text:span></text:span><text:span text:style-name="T10"> </text:span><text:span text:style-name="Strong_20_Emphasis"><text:span text:style-name="T9">How do you launch IE/chrome browser?</text:span></text:span></text:p>
      <text:p text:style-name="P2">Ans- Before launching IE or Chrome browser we need to set the System property.</text:p>
      <text:section text:style-name="Sect1" text:name="crayon-5b0cec58164ec654499163">
        <table:table table:name="Table4" table:style-name="Table4">
          <table:table-column table:style-name="Table4.A"/>
          <table:table-column table:style-name="Table4.B"/>
          <table:table-row>
            <table:table-cell table:style-name="Table4.A1" office:value-type="string">
              <text:p text:style-name="P5">1</text:p>
              <text:p text:style-name="P5">2</text:p>
              <text:p text:style-name="P5">3</text:p>
              <text:p text:style-name="P5">4</text:p>
              <text:p text:style-name="P5">5</text:p>
            </table:table-cell>
            <table:table-cell table:style-name="Table4.B1" office:value-type="string">
              <text:section text:style-name="Sect2" text:name="crayon-5b0cec58164ec654499163-1">
                <text:p text:style-name="P7">//To open IE browser</text:p>
              </text:section>
              <text:section text:style-name="Sect3" text:name="crayon-5b0cec58164ec654499163-2">
                <text:p text:style-name="P8"> </text:p>
              </text:section>
              <text:section text:style-name="Sect2" text:name="crayon-5b0cec58164ec654499163-3">
                <text:p text:style-name="P8"><text:span text:style-name="T11">System.setProperty(</text:span>“<text:span text:style-name="T11">webdriver.ie.driver</text:span>”<text:span text:style-name="T11">,</text:span>”<text:span text:style-name="T11">path of the iedriver.exe file</text:span><text:span text:style-name="T14"> </text:span>”<text:span text:style-name="T11">);</text:span></text:p>
              </text:section>
              <text:section text:style-name="Sect3" text:name="crayon-5b0cec58164ec654499163-4">
                <text:p text:style-name="P8"> </text:p>
              </text:section>
              <text:section text:style-name="Sect2" text:name="crayon-5b0cec58164ec654499163-5">
                <text:p text:style-name="P8"><text:span text:style-name="T11">WebDriver driver</text:span><text:span text:style-name="T14"> </text:span><text:span text:style-name="T11">=</text:span><text:span text:style-name="T14"> </text:span><text:span text:style-name="T15">new</text:span><text:span text:style-name="T14"> </text:span><text:span text:style-name="T11">InternetExplorerDriver();</text:span></text:p>
              </text:section>
            </table:table-cell>
          </table:table-row>
        </table:table>
      </text:section>
      <text:section text:style-name="Sect1" text:name="crayon-5b0cec58164ee976149353">
        <table:table table:name="Table5" table:style-name="Table5">
          <table:table-column table:style-name="Table5.A"/>
          <table:table-column table:style-name="Table5.B"/>
          <table:table-row>
            <table:table-cell table:style-name="Table5.A1" office:value-type="string">
              <text:p text:style-name="P5">1</text:p>
              <text:p text:style-name="P5">2</text:p>
              <text:p text:style-name="P5">3</text:p>
            </table:table-cell>
            <table:table-cell table:style-name="Table5.B1" office:value-type="string">
              <text:section text:style-name="Sect2" text:name="crayon-5b0cec58164ee976149353-1">
                <text:p text:style-name="P7">//To open Chrome browser → System.setProperty(“webdriver.chrome.driver”,”path of the chromeDriver.exe file ”);</text:p>
              </text:section>
              <text:section text:style-name="Sect3" text:name="crayon-5b0cec58164ee976149353-2">
                <text:p text:style-name="P8"> </text:p>
              </text:section>
              <text:section text:style-name="Sect2" text:name="crayon-5b0cec58164ee976149353-3">
                <text:p text:style-name="P8"><text:span text:style-name="T11">WebDriver driver</text:span><text:span text:style-name="T14"> </text:span><text:span text:style-name="T11">=</text:span><text:span text:style-name="T14"> </text:span><text:span text:style-name="T15">new</text:span><text:span text:style-name="T14"> </text:span><text:span text:style-name="T11">ChromeDriver();</text:span></text:p>
              </text:section>
            </table:table-cell>
          </table:table-row>
        </table:table>
      </text:section>
      <text:p text:style-name="P3"><text:span text:style-name="Strong_20_Emphasis"><text:span text:style-name="T9">Ques 10)</text:span></text:span><text:span text:style-name="T10"> </text:span><text:span text:style-name="Strong_20_Emphasis"><text:span text:style-name="T9">How to perform right click using WebDriver?</text:span></text:span></text:p>
      <text:p text:style-name="P2">Ans- Use Actions class</text:p>
      <text:section text:style-name="Sect1" text:name="crayon-5b0cec58164f1034320410">
        <table:table table:name="Table6" table:style-name="Table6">
          <table:table-column table:style-name="Table6.A"/>
          <table:table-column table:style-name="Table6.B"/>
          <table:table-row>
            <table:table-cell table:style-name="Table6.A1" office:value-type="string">
              <text:p text:style-name="P5">1</text:p>
              <text:p text:style-name="P5">2</text:p>
              <text:p text:style-name="P5">3</text:p>
              <text:p text:style-name="P5">4</text:p>
              <text:p text:style-name="P5">5</text:p>
            </table:table-cell>
            <table:table-cell table:style-name="Table6.B1" office:value-type="string">
              <text:section text:style-name="Sect2" text:name="crayon-5b0cec58164f1034320410-1">
                <text:p text:style-name="P8"><text:span text:style-name="T11">Actions act</text:span><text:span text:style-name="T14"> </text:span><text:span text:style-name="T11">=</text:span><text:span text:style-name="T14"> </text:span><text:span text:style-name="T15">new</text:span><text:span text:style-name="T14"> </text:span><text:span text:style-name="T11">Actions(driver);</text:span><text:span text:style-name="T14"> </text:span><text:span text:style-name="T17">// where driver is WebDriver type</text:span></text:p>
              </text:section>
              <text:section text:style-name="Sect3" text:name="crayon-5b0cec58164f1034320410-2">
                <text:p text:style-name="P8"> </text:p>
              </text:section>
              <text:section text:style-name="Sect2" text:name="crayon-5b0cec58164f1034320410-3">
                <text:p text:style-name="P8"><text:span text:style-name="T11">act.moveToElement(webElement).perform();</text:span></text:p>
              </text:section>
              <text:section text:style-name="Sect3" text:name="crayon-5b0cec58164f1034320410-4">
                <text:p text:style-name="P8"> </text:p>
              </text:section>
              <text:section text:style-name="Sect2" text:name="crayon-5b0cec58164f1034320410-5">
                <text:p text:style-name="P8"><text:span text:style-name="T11">act.contextClick().perform();</text:span></text:p>
              </text:section>
            </table:table-cell>
          </table:table-row>
        </table:table>
      </text:section>
      <text:p text:style-name="P3"><text:span text:style-name="Strong_20_Emphasis"><text:span text:style-name="T9">Ques 11)</text:span></text:span><text:span text:style-name="T10"> </text:span><text:span text:style-name="Strong_20_Emphasis"><text:span text:style-name="T9">How do perform drag and drop using WebDriver?</text:span></text:span></text:p>
      <text:p text:style-name="P2">Ans- Use Action class</text:p>
      <text:section text:style-name="Sect1" text:name="crayon-5b0cec58164f3191370261">
        <table:table table:name="Table7" table:style-name="Table7">
          <table:table-column table:style-name="Table7.A"/>
          <table:table-column table:style-name="Table7.B"/>
          <table:table-row>
            <table:table-cell table:style-name="Table7.A1" office:value-type="string">
              <text:p text:style-name="P5">1</text:p>
              <text:p text:style-name="P5">2</text:p>
              <text:p text:style-name="P5">3</text:p>
              <text:p text:style-name="P5">4</text:p>
              <text:p text:style-name="P5">5</text:p>
              <text:p text:style-name="P5">6</text:p>
              <text:p text:style-name="P5">7</text:p>
            </table:table-cell>
            <table:table-cell table:style-name="Table7.B1" office:value-type="string">
              <text:section text:style-name="Sect2" text:name="crayon-5b0cec58164f3191370261-1">
                <text:p text:style-name="P8"><text:span text:style-name="T11">Actions act</text:span><text:span text:style-name="T14"> </text:span><text:span text:style-name="T11">=</text:span><text:span text:style-name="T14"> </text:span><text:span text:style-name="T15">new</text:span><text:span text:style-name="T14"> </text:span><text:span text:style-name="T11">Actions(driver);</text:span></text:p>
              </text:section>
              <text:section text:style-name="Sect3" text:name="crayon-5b0cec58164f3191370261-2">
                <text:p text:style-name="P8"> </text:p>
              </text:section>
              <text:section text:style-name="Sect2" text:name="crayon-5b0cec58164f3191370261-3">
                <text:p text:style-name="P8"><text:span text:style-name="T11">WebElement source</text:span><text:span text:style-name="T14"> </text:span><text:span text:style-name="T11">=</text:span><text:span text:style-name="T14"> </text:span><text:span text:style-name="T11">driver.findElement(By.xpath(</text:span>“<text:span text:style-name="T14"> </text:span><text:span text:style-name="T11">-----</text:span>”<text:span text:style-name="T11">));</text:span><text:span text:style-name="T14"> </text:span><text:span text:style-name="T17">//source ele which you want to drag</text:span></text:p>
              </text:section>
              <text:section text:style-name="Sect3" text:name="crayon-5b0cec58164f3191370261-4">
                <text:p text:style-name="P8"> </text:p>
              </text:section>
              <text:section text:style-name="Sect2" text:name="crayon-5b0cec58164f3191370261-5">
                <text:p text:style-name="P8"><text:span text:style-name="T11">WebElement target</text:span><text:span text:style-name="T14"> </text:span><text:span text:style-name="T11">=</text:span><text:span text:style-name="T14"> </text:span><text:span text:style-name="T11">driver.findElement(By.xpath(</text:span>“<text:span text:style-name="T14"> </text:span><text:span text:style-name="T11">-----</text:span>”<text:span text:style-name="T11">));</text:span><text:span text:style-name="T14"> </text:span><text:span text:style-name="T17">//target where you want to drop</text:span></text:p>
              </text:section>
              <text:section text:style-name="Sect3" text:name="crayon-5b0cec58164f3191370261-6">
                <text:p text:style-name="P8"> </text:p>
              </text:section>
              <text:section text:style-name="Sect2" text:name="crayon-5b0cec58164f3191370261-7">
                <text:p text:style-name="P8"><text:span text:style-name="T11">act.dragAndDrop(source,target).perform();</text:span></text:p>
              </text:section>
            </table:table-cell>
          </table:table-row>
        </table:table>
      </text:section>
      <text:p text:style-name="P3"><text:soft-page-break/><text:span text:style-name="Strong_20_Emphasis"><text:span text:style-name="T9">Ques 12)</text:span></text:span><text:span text:style-name="T10"> </text:span><text:span text:style-name="Strong_20_Emphasis"><text:span text:style-name="T9">Give the example for method overload in WebDriver.</text:span></text:span></text:p>
      <text:p text:style-name="P2">Ans- frame(string), frame(int), frame(WebElement).</text:p>
      <text:p text:style-name="P3"><text:span text:style-name="Strong_20_Emphasis"><text:span text:style-name="T9">Ques 13)</text:span></text:span><text:span text:style-name="T10"> </text:span><text:span text:style-name="Strong_20_Emphasis"><text:span text:style-name="T9">How do you upload a file?</text:span></text:span></text:p>
      <text:p text:style-name="P2">Ans- To upload a file we can use sendKeys() method.</text:p>
      <text:section text:style-name="Sect1" text:name="crayon-5b0cec58164f6539839894">
        <table:table table:name="Table8" table:style-name="Table8">
          <table:table-column table:style-name="Table8.A"/>
          <table:table-column table:style-name="Table8.B"/>
          <table:table-row>
            <table:table-cell table:style-name="Table8.A1" office:value-type="string">
              <text:p text:style-name="P5">1</text:p>
            </table:table-cell>
            <table:table-cell table:style-name="Table8.B1" office:value-type="string">
              <text:section text:style-name="Sect2" text:name="crayon-5b0cec58164f6539839894-1">
                <text:p text:style-name="P8"><text:span text:style-name="T11">driver.findElement(By.xpath(</text:span>“<text:span text:style-name="T11">input field</text:span>”<text:span text:style-name="T11">)).sendKeys(</text:span>“<text:span text:style-name="T11">path of the file which</text:span><text:span text:style-name="T14"> </text:span><text:span text:style-name="T11">u</text:span><text:span text:style-name="T14"> </text:span><text:span text:style-name="T11">want </text:span><text:span text:style-name="T15">to</text:span><text:span text:style-name="T14"> </text:span><text:span text:style-name="T11">upload</text:span>”<text:span text:style-name="T11">);</text:span></text:p>
              </text:section>
            </table:table-cell>
          </table:table-row>
        </table:table>
      </text:section>
      <text:p text:style-name="P3"><text:span text:style-name="Strong_20_Emphasis"><text:span text:style-name="T9">Ques 14)</text:span></text:span><text:span text:style-name="T10"> </text:span><text:span text:style-name="Strong_20_Emphasis"><text:span text:style-name="T9">How do you click on a menu item in a drop down menu?</text:span></text:span></text:p>
      <text:p text:style-name="P2">Ans- If that menu has been created by using select tag then we can use the methods selectByValue() or selectByIndex() or selectByVisibleText(). These are the methods of the Select class.</text:p>
      <text:p text:style-name="P2">If the menu has not been created by using the select tag then we can simply find the xpath of that element and click on that to select.</text:p>
      <text:p text:style-name="P3"><text:span text:style-name="Strong_20_Emphasis"><text:span text:style-name="T9">Ques 15)</text:span></text:span><text:span text:style-name="T10"> </text:span><text:span text:style-name="Strong_20_Emphasis"><text:span text:style-name="T9">How do you simulate browser back and forward ?</text:span></text:span></text:p>
      <text:section text:style-name="Sect1" text:name="crayon-5b0cec58164f9746385271">
        <table:table table:name="Table9" table:style-name="Table9">
          <table:table-column table:style-name="Table9.A"/>
          <table:table-column table:style-name="Table9.B"/>
          <table:table-row>
            <table:table-cell table:style-name="Table9.A1" office:value-type="string">
              <text:p text:style-name="P5">1</text:p>
              <text:p text:style-name="P5">2</text:p>
              <text:p text:style-name="P5">3</text:p>
            </table:table-cell>
            <table:table-cell table:style-name="Table9.B1" office:value-type="string">
              <text:section text:style-name="Sect2" text:name="crayon-5b0cec58164f9746385271-1">
                <text:p text:style-name="P8"><text:span text:style-name="T11">driver.navigate().back();</text:span></text:p>
              </text:section>
              <text:section text:style-name="Sect3" text:name="crayon-5b0cec58164f9746385271-2">
                <text:p text:style-name="P8"> </text:p>
              </text:section>
              <text:section text:style-name="Sect2" text:name="crayon-5b0cec58164f9746385271-3">
                <text:p text:style-name="P8"><text:span text:style-name="T11">driver.navigate().forward();</text:span></text:p>
              </text:section>
            </table:table-cell>
          </table:table-row>
        </table:table>
      </text:section>
      <text:p text:style-name="P3"><text:span text:style-name="Strong_20_Emphasis"><text:span text:style-name="T9">Ques 16)</text:span></text:span><text:span text:style-name="T10"> How do you get the current page URL ?</text:span></text:p>
      <text:section text:style-name="Sect1" text:name="crayon-5b0cec58164fb676271108">
        <table:table table:name="Table10" table:style-name="Table10">
          <table:table-column table:style-name="Table10.A"/>
          <table:table-column table:style-name="Table10.B"/>
          <table:table-row>
            <table:table-cell table:style-name="Table10.A1" office:value-type="string">
              <text:p text:style-name="P5">1</text:p>
            </table:table-cell>
            <table:table-cell table:style-name="Table10.B1" office:value-type="string">
              <text:section text:style-name="Sect2" text:name="crayon-5b0cec58164fb676271108-1">
                <text:p text:style-name="P8"><text:span text:style-name="T11">driver.getCurrentUrl();</text:span></text:p>
              </text:section>
            </table:table-cell>
          </table:table-row>
        </table:table>
      </text:section>
      <text:p text:style-name="P3"><text:span text:style-name="Strong_20_Emphasis"><text:span text:style-name="T9">Ques 17)</text:span></text:span><text:span text:style-name="T10"> </text:span><text:span text:style-name="Strong_20_Emphasis"><text:span text:style-name="T9">What is the difference between ‘/’ and ‘//’ ?</text:span></text:span></text:p>
      <text:p text:style-name="P2">Ans- //- it is used to search in the entire structure.</text:p>
      <text:p text:style-name="P2">/- it is used to identify the immediate child.</text:p>
      <text:p text:style-name="P3"><text:span text:style-name="Strong_20_Emphasis"><text:span text:style-name="T9">Ques 18)</text:span></text:span><text:span text:style-name="T10"> </text:span><text:span text:style-name="Strong_20_Emphasis"><text:span text:style-name="T9">What is the difference between findElement and findElements?</text:span></text:span></text:p>
      <text:p text:style-name="P2">Ans- Both methods are abstract method of WebDriver interface and used to find the WebElement in a web page.</text:p>
      <text:p text:style-name="P2">findElement() – it used to find the one web element. It return only one WebElement type.</text:p>
      <text:p text:style-name="P2">findElements()- it used to find more than one web element. It return List of WebElements.</text:p>
      <text:p text:style-name="P3"><text:span text:style-name="Strong_20_Emphasis"><text:span text:style-name="T9">Ques 19)</text:span></text:span><text:span text:style-name="T10"> </text:span><text:span text:style-name="Strong_20_Emphasis"><text:span text:style-name="T9">How do you achieve synchronization in WebDriver ?</text:span></text:span></text:p>
      <text:p text:style-name="P2">Ans- We can use implicit wait.</text:p>
      <text:p text:style-name="P2">Syntax- driver.manage().timeouts().implicitlyWait(10,TimeUnit.SECONDS);</text:p>
      <text:p text:style-name="P2">Here it will wait for 10sec if while execution driver did not find the element in the page immediately. This code will attach with each and every line of the script automatically. It is not required to write every time. Just write it once after opening the browser.</text:p>
      <text:p text:style-name="P3"><text:span text:style-name="Strong_20_Emphasis"><text:span text:style-name="T9">Ques 20)</text:span></text:span><text:span text:style-name="T10"> </text:span><text:span text:style-name="Strong_20_Emphasis"><text:span text:style-name="T9">Write the code for Reading and Writing to Excel through Selenium ?</text:span></text:span></text:p>
      <text:section text:style-name="Sect1" text:name="crayon-5b0cec58164fd537041063">
        <table:table table:name="Table11" table:style-name="Table11">
          <table:table-column table:style-name="Table11.A"/>
          <table:table-column table:style-name="Table11.B"/>
          <text:soft-page-break/>
          <table:table-row>
            <table:table-cell table:style-name="Table11.A1" office:value-type="string">
              <text:p text:style-name="P5">1</text:p>
              <text:p text:style-name="P5">2</text:p>
              <text:p text:style-name="P5">3</text:p>
              <text:p text:style-name="P5">4</text:p>
              <text:p text:style-name="P5">5</text:p>
              <text:p text:style-name="P5">6</text:p>
              <text:p text:style-name="P5">7</text:p>
              <text:p text:style-name="P5">8</text:p>
              <text:p text:style-name="P5">9</text:p>
              <text:p text:style-name="P5">10</text:p>
              <text:p text:style-name="P5">11</text:p>
              <text:p text:style-name="P5">12</text:p>
              <text:p text:style-name="P5">13</text:p>
            </table:table-cell>
            <table:table-cell table:style-name="Table11.B1" office:value-type="string">
              <text:section text:style-name="Sect2" text:name="crayon-5b0cec58164fd537041063-1">
                <text:p text:style-name="P8"><text:span text:style-name="T11">FileInputStream fis</text:span><text:span text:style-name="T14"> </text:span><text:span text:style-name="T11">=</text:span><text:span text:style-name="T14"> </text:span><text:span text:style-name="T15">new</text:span><text:span text:style-name="T14"> </text:span><text:span text:style-name="T11">FileInputStream(</text:span>“<text:span text:style-name="T11">path of excel file</text:span>”<text:span text:style-name="T11">);</text:span></text:p>
              </text:section>
              <text:section text:style-name="Sect3" text:name="crayon-5b0cec58164fd537041063-2">
                <text:p text:style-name="P8"> </text:p>
              </text:section>
              <text:section text:style-name="Sect2" text:name="crayon-5b0cec58164fd537041063-3">
                <text:p text:style-name="P8"><text:span text:style-name="T11">Workbook wb</text:span><text:span text:style-name="T14"> </text:span><text:span text:style-name="T11">=</text:span><text:span text:style-name="T14"> </text:span><text:span text:style-name="T11">WorkbookFactory.create(fis);</text:span></text:p>
              </text:section>
              <text:section text:style-name="Sect3" text:name="crayon-5b0cec58164fd537041063-4">
                <text:p text:style-name="P8"> </text:p>
              </text:section>
              <text:section text:style-name="Sect2" text:name="crayon-5b0cec58164fd537041063-5">
                <text:p text:style-name="P8"><text:span text:style-name="T11">Sheet</text:span><text:span text:style-name="T14"> </text:span><text:span text:style-name="T11">s</text:span><text:span text:style-name="T14"> </text:span><text:span text:style-name="T11">=</text:span><text:span text:style-name="T14"> </text:span><text:span text:style-name="T11">wb.getSheet(</text:span><text:span text:style-name="T16">"sheetName"</text:span><text:span text:style-name="T11">);</text:span></text:p>
              </text:section>
              <text:section text:style-name="Sect3" text:name="crayon-5b0cec58164fd537041063-6">
                <text:p text:style-name="P8"> </text:p>
              </text:section>
              <text:section text:style-name="Sect2" text:name="crayon-5b0cec58164fd537041063-7">
                <text:p text:style-name="P8"><text:span text:style-name="T15">String</text:span><text:span text:style-name="T14"> </text:span><text:span text:style-name="T11">value</text:span><text:span text:style-name="T14"> </text:span><text:span text:style-name="T11">=</text:span><text:span text:style-name="T14"> </text:span><text:span text:style-name="T11">s.getRow(rowNum).getCell(cellNum).getStringCellValue();</text:span><text:span text:style-name="T14"> </text:span><text:span text:style-name="T17">// read data</text:span></text:p>
              </text:section>
              <text:section text:style-name="Sect3" text:name="crayon-5b0cec58164fd537041063-8">
                <text:p text:style-name="P8"> </text:p>
              </text:section>
              <text:section text:style-name="Sect2" text:name="crayon-5b0cec58164fd537041063-9">
                <text:p text:style-name="P8"><text:span text:style-name="T11">s.getRow(rowNum).getCell(cellNum).setCellValue(</text:span><text:span text:style-name="T16">"value to be set"</text:span><text:span text:style-name="T11">);</text:span><text:span text:style-name="T14"> </text:span><text:span text:style-name="T17">//write data</text:span></text:p>
              </text:section>
              <text:section text:style-name="Sect3" text:name="crayon-5b0cec58164fd537041063-10">
                <text:p text:style-name="P8"> </text:p>
              </text:section>
              <text:section text:style-name="Sect2" text:name="crayon-5b0cec58164fd537041063-11">
                <text:p text:style-name="P8"><text:span text:style-name="T11">FileOutputStream fos</text:span><text:span text:style-name="T14"> </text:span><text:span text:style-name="T11">=</text:span><text:span text:style-name="T14"> </text:span><text:span text:style-name="T15">new</text:span><text:span text:style-name="T14"> </text:span><text:span text:style-name="T11">FileOutputStream(</text:span>“<text:span text:style-name="T11">path of file</text:span>”<text:span text:style-name="T11">);</text:span></text:p>
              </text:section>
              <text:section text:style-name="Sect3" text:name="crayon-5b0cec58164fd537041063-12">
                <text:p text:style-name="P8"> </text:p>
              </text:section>
              <text:section text:style-name="Sect2" text:name="crayon-5b0cec58164fd537041063-13">
                <text:p text:style-name="P8"><text:span text:style-name="T11">wb.write(fos);</text:span><text:span text:style-name="T14"> </text:span><text:span text:style-name="T17">//save file</text:span></text:p>
              </text:section>
            </table:table-cell>
          </table:table-row>
        </table:table>
      </text:section>
      <text:p text:style-name="P3"><text:span text:style-name="Strong_20_Emphasis"><text:span text:style-name="T9">Ques 21)</text:span></text:span><text:span text:style-name="T10"> </text:span><text:span text:style-name="Strong_20_Emphasis"><text:span text:style-name="T9">How to get typed text from a textbox ?</text:span></text:span></text:p>
      <text:p text:style-name="P2">Ans- use getAttribute(“value”) method by passing arg as value.</text:p>
      <text:section text:style-name="Sect1" text:name="crayon-5b0cec5816500517724600">
        <table:table table:name="Table12" table:style-name="Table12">
          <table:table-column table:style-name="Table12.A"/>
          <table:table-column table:style-name="Table12.B"/>
          <table:table-row>
            <table:table-cell table:style-name="Table12.A1" office:value-type="string">
              <text:p text:style-name="P5">1</text:p>
            </table:table-cell>
            <table:table-cell table:style-name="Table12.B1" office:value-type="string">
              <text:section text:style-name="Sect2" text:name="crayon-5b0cec5816500517724600-1">
                <text:p text:style-name="P8"><text:span text:style-name="T15">String</text:span><text:span text:style-name="T14"> </text:span><text:span text:style-name="T11">typedText</text:span><text:span text:style-name="T14"> </text:span><text:span text:style-name="T11">=</text:span><text:span text:style-name="T14"> </text:span><text:span text:style-name="T11">driver.findElement(By.xpath(</text:span><text:span text:style-name="T16">"xpath of box"</text:span><text:span text:style-name="T11">)).getAttribute(</text:span><text:span text:style-name="T16">"value"</text:span><text:span text:style-name="T11">));</text:span></text:p>
              </text:section>
            </table:table-cell>
          </table:table-row>
        </table:table>
      </text:section>
      <text:p text:style-name="P3"><text:span text:style-name="Strong_20_Emphasis"><text:span text:style-name="T9">Ques 22)</text:span></text:span><text:span text:style-name="T10"> </text:span><text:span text:style-name="Strong_20_Emphasis"><text:span text:style-name="T9">What are the different exceptions you got when working with WebDriver ?</text:span></text:span></text:p>
      <text:p text:style-name="P2">Ans- ElementNotVisibleException, ElementNotSelectableException, NoAlertPresentException, NoSuchAttributeException, NoSuchWindowException, TimeoutException, WebDriverException etc.</text:p>
      <text:p text:style-name="P3"><text:span text:style-name="Strong_20_Emphasis"><text:span text:style-name="T9">Ques 23)</text:span></text:span><text:span text:style-name="T10"> </text:span><text:span text:style-name="Strong_20_Emphasis"><text:span text:style-name="T9">What are the languages supported by WebDriver ?</text:span></text:span></text:p>
      <text:p text:style-name="P2">Ans- Python, Ruby, C# and Java are all supported directly by the development team. There are also webdriver implementations for PHP and Perl.</text:p>
      <text:p text:style-name="P3"><text:span text:style-name="Strong_20_Emphasis"><text:span text:style-name="T9">Ques 24)</text:span></text:span><text:span text:style-name="T10"> </text:span><text:span text:style-name="Strong_20_Emphasis"><text:span text:style-name="T9">How do you clear the contents of a textbox in selenium ?</text:span></text:span></text:p>
      <text:p text:style-name="P2">Ans- Use clear() method.</text:p>
      <text:section text:style-name="Sect1" text:name="crayon-5b0cec5816503937968559">
        <table:table table:name="Table13" table:style-name="Table13">
          <table:table-column table:style-name="Table13.A"/>
          <table:table-column table:style-name="Table13.B"/>
          <table:table-row>
            <table:table-cell table:style-name="Table13.A1" office:value-type="string">
              <text:p text:style-name="P5">1</text:p>
            </table:table-cell>
            <table:table-cell table:style-name="Table13.B1" office:value-type="string">
              <text:section text:style-name="Sect2" text:name="crayon-5b0cec5816503937968559-1">
                <text:p text:style-name="P8"><text:span text:style-name="T11">driver.findElement(By.xpath(</text:span><text:span text:style-name="T16">"xpath of box"</text:span><text:span text:style-name="T11">)).clear();</text:span></text:p>
              </text:section>
            </table:table-cell>
          </table:table-row>
        </table:table>
      </text:section>
      <text:p text:style-name="P3"><text:span text:style-name="Strong_20_Emphasis"><text:span text:style-name="T9">Ques 25)</text:span></text:span><text:span text:style-name="T10"> </text:span><text:span text:style-name="Strong_20_Emphasis"><text:span text:style-name="T9">What is a Framework ?</text:span></text:span></text:p>
      <text:p text:style-name="P2">Ans- A framework is set of automation guidelines which help in</text:p>
      <text:p text:style-name="P2">Maintaining consistency of Testing, Improves test structuring, Minimum usage of code, Less Maintenance of code, Improve re-usability, Non Technical testers can be involved in code, Training period of using the tool can be reduced, Involves Data wherever appropriate.</text:p>
      <text:p text:style-name="P2">There are five types of framework used in software automation testing:</text:p>
      <text:p text:style-name="P2">1-Data Driven Automation Framework</text:p>
      <text:p text:style-name="P2">2-Method Driven Automation Framework</text:p>
      <text:p text:style-name="P2">3-Modular Automation Framework</text:p>
      <text:p text:style-name="P2">4-Keyword Driven Automation Framework</text:p>
      <text:p text:style-name="P2">5-Hybrid Automation Framework , its basically combination of different frameworks. (1+2+3).</text:p>
      <text:p text:style-name="P3"><text:span text:style-name="Strong_20_Emphasis"><text:span text:style-name="T9">Ques 26)</text:span></text:span><text:span text:style-name="T10"> </text:span><text:span text:style-name="Strong_20_Emphasis"><text:span text:style-name="T9">What are the prerequisites to run selenium webdriver?</text:span></text:span></text:p>
      <text:p text:style-name="P2">Ans- JDK, Eclipse, WebDriver(selenium standalone jar file), browser, application to be tested.</text:p>
      <text:p text:style-name="P3"><text:span text:style-name="Strong_20_Emphasis"><text:span text:style-name="T9">Ques 27)</text:span></text:span><text:span text:style-name="T10"> </text:span><text:span text:style-name="Strong_20_Emphasis"><text:span text:style-name="T9">What are the advantages of selenium webdriver?</text:span></text:span></text:p>
      <text:p text:style-name="P2">Ans- a) It supports with most of the browsers like Firefox, IE, Chrome, Safari, Opera etc.</text:p>
      <text:p text:style-name="P2"><text:soft-page-break/>b) It supports with most of the language like Java, Python, Ruby, C# etc.</text:p>
      <text:p text:style-name="P2">b) Doesn’t require to start server before executing the test script.</text:p>
      <text:p text:style-name="P2">c) It has actual core API which has binding in a range of languages.</text:p>
      <text:p text:style-name="P2">d) It supports of moving mouse cursors.</text:p>
      <text:p text:style-name="P2">e) It support to test iphone/Android applications.</text:p>
      <text:p text:style-name="P3"><text:span text:style-name="Strong_20_Emphasis"><text:span text:style-name="T9">Ques 28)</text:span></text:span><text:span text:style-name="T10"> </text:span><text:span text:style-name="Strong_20_Emphasis"><text:span text:style-name="T9">What is WebDriverBackedSelenium ?</text:span></text:span></text:p>
      <text:p text:style-name="P2">Ans- WebDriverBackedSelenium is a kind of class name where we can create an object for it as below:</text:p>
      <text:section text:style-name="Sect1" text:name="crayon-5b0cec5816505000981874">
        <table:table table:name="Table14" table:style-name="Table14">
          <table:table-column table:style-name="Table14.A"/>
          <table:table-column table:style-name="Table14.B"/>
          <table:table-row>
            <table:table-cell table:style-name="Table14.A1" office:value-type="string">
              <text:p text:style-name="P5">1</text:p>
            </table:table-cell>
            <table:table-cell table:style-name="Table14.B1" office:value-type="string">
              <text:section text:style-name="Sect2" text:name="crayon-5b0cec5816505000981874-1">
                <text:p text:style-name="P8"><text:span text:style-name="T11">Selenium wbdriver=</text:span><text:span text:style-name="T14"> </text:span><text:span text:style-name="T15">new</text:span><text:span text:style-name="T14"> </text:span><text:span text:style-name="T11">WebDriverBackedSelenium(WebDriver </text:span><text:span text:style-name="T15">object</text:span><text:span text:style-name="T14"> </text:span><text:span text:style-name="T11">name,</text:span><text:span text:style-name="T14"> </text:span><text:span text:style-name="T16">"URL path of website"</text:span><text:span text:style-name="T11">)</text:span></text:p>
              </text:section>
            </table:table-cell>
          </table:table-row>
        </table:table>
      </text:section>
      <text:p text:style-name="P2">The main use of this is when we want to write code using both WebDriver and Selenium RC , we must use above created object to use selenium commands.</text:p>
      <text:p text:style-name="P3"><text:span text:style-name="Strong_20_Emphasis"><text:span text:style-name="T9">Ques 29)</text:span></text:span><text:span text:style-name="T10"> </text:span><text:span text:style-name="Strong_20_Emphasis"><text:span text:style-name="T9">How to invoke an application in webdriver ?</text:span></text:span></text:p>
      <text:section text:style-name="Sect1" text:name="crayon-5b0cec5816508300079905">
        <table:table table:name="Table15" table:style-name="Table15">
          <table:table-column table:style-name="Table15.A"/>
          <table:table-column table:style-name="Table15.B"/>
          <table:table-row>
            <table:table-cell table:style-name="Table15.A1" office:value-type="string">
              <text:p text:style-name="P5">1</text:p>
            </table:table-cell>
            <table:table-cell table:style-name="Table15.B1" office:value-type="string">
              <text:section text:style-name="Sect2" text:name="crayon-5b0cec5816508300079905-1">
                <text:p text:style-name="P8"><text:span text:style-name="T11">driver.get(</text:span>“<text:span text:style-name="T11">url</text:span>”<text:span text:style-name="T11">);</text:span><text:span text:style-name="T14"> </text:span><text:span text:style-name="T15">or</text:span><text:span text:style-name="T14"> </text:span><text:span text:style-name="T11">driver.navigate().</text:span><text:span text:style-name="T15">to</text:span><text:span text:style-name="T11">(</text:span>“<text:span text:style-name="T11">url</text:span>”<text:span text:style-name="T11">);</text:span></text:p>
              </text:section>
            </table:table-cell>
          </table:table-row>
        </table:table>
      </text:section>
      <text:p text:style-name="P3"><text:span text:style-name="Strong_20_Emphasis"><text:span text:style-name="T9">Ques 30)</text:span></text:span><text:span text:style-name="T10"> </text:span><text:span text:style-name="Strong_20_Emphasis"><text:span text:style-name="T9">What is Selenium Grid ?</text:span></text:span></text:p>
      <text:p text:style-name="P2">Ans- Selenium-Grid allows you to run your tests on different machines against different browsers in parallel. That is, running multiple tests at the same time against different machines, different browsers and operating systems. Essentially, Selenium-Grid support distributed test execution. It allows for running your tests in a distributed test execution environment.</text:p>
      <text:p text:style-name="P3"><text:span text:style-name="Strong_20_Emphasis"><text:span text:style-name="T9">Ques 31)</text:span></text:span><text:span text:style-name="T10"> </text:span><text:span text:style-name="Strong_20_Emphasis"><text:span text:style-name="T9">How to get the number of frames on a page ?</text:span></text:span></text:p>
      <text:section text:style-name="Sect1" text:name="crayon-5b0cec581650a547615272">
        <table:table table:name="Table16" table:style-name="Table16">
          <table:table-column table:style-name="Table16.A"/>
          <table:table-column table:style-name="Table16.B"/>
          <table:table-row>
            <table:table-cell table:style-name="Table16.A1" office:value-type="string">
              <text:p text:style-name="P5">1</text:p>
              <text:p text:style-name="P5">2</text:p>
              <text:p text:style-name="P5">3</text:p>
            </table:table-cell>
            <table:table-cell table:style-name="Table16.B1" office:value-type="string">
              <text:section text:style-name="Sect2" text:name="crayon-5b0cec581650a547615272-1">
                <text:p text:style-name="P8"><text:span text:style-name="T11">List</text:span><text:span text:style-name="T14"> </text:span><text:span text:style-name="T11">&amp;lt;WebElement&amp;gt;</text:span><text:span text:style-name="T14"> </text:span><text:span text:style-name="T11">framesList</text:span><text:span text:style-name="T14"> </text:span><text:span text:style-name="T11">=</text:span><text:span text:style-name="T14"> </text:span><text:span text:style-name="T11">driver.findElements(By.xpath(</text:span><text:span text:style-name="T16">"//iframe"</text:span><text:span text:style-name="T11">));</text:span></text:p>
              </text:section>
              <text:section text:style-name="Sect3" text:name="crayon-5b0cec581650a547615272-2">
                <text:p text:style-name="P8"> </text:p>
              </text:section>
              <text:section text:style-name="Sect2" text:name="crayon-5b0cec581650a547615272-3">
                <text:p text:style-name="P8"><text:span text:style-name="T15">int</text:span><text:span text:style-name="T14"> </text:span><text:span text:style-name="T11">numOfFrames</text:span><text:span text:style-name="T14"> </text:span><text:span text:style-name="T11">=</text:span><text:span text:style-name="T14"> </text:span><text:span text:style-name="T11">frameList.size();</text:span></text:p>
              </text:section>
            </table:table-cell>
          </table:table-row>
        </table:table>
      </text:section>
      <text:p text:style-name="P3"><text:span text:style-name="Strong_20_Emphasis"><text:span text:style-name="T9">Ques 32)</text:span></text:span><text:span text:style-name="T10"> </text:span><text:span text:style-name="Strong_20_Emphasis"><text:span text:style-name="T9">How do you simulate scroll down action ?</text:span></text:span></text:p>
      <text:p text:style-name="P2">Ans- Use java script to scroll down-</text:p>
      <text:section text:style-name="Sect1" text:name="crayon-5b0cec581650d077370634">
        <table:table table:name="Table17" table:style-name="Table17">
          <table:table-column table:style-name="Table17.A"/>
          <table:table-column table:style-name="Table17.B"/>
          <text:soft-page-break/>
          <table:table-row>
            <table:table-cell table:style-name="Table17.A1" office:value-type="string">
              <text:p text:style-name="P5">1</text:p>
              <text:p text:style-name="P5">2</text:p>
              <text:p text:style-name="P5">3</text:p>
              <text:p text:style-name="P5">4</text:p>
              <text:p text:style-name="P5">5</text:p>
              <text:p text:style-name="P5">6</text:p>
              <text:p text:style-name="P5">7</text:p>
              <text:p text:style-name="P5">8</text:p>
              <text:p text:style-name="P5">9</text:p>
              <text:p text:style-name="P5">10</text:p>
              <text:p text:style-name="P5">11</text:p>
              <text:p text:style-name="P5">12</text:p>
              <text:p text:style-name="P5">13</text:p>
              <text:p text:style-name="P5">14</text:p>
              <text:p text:style-name="P5">15</text:p>
              <text:p text:style-name="P5">16</text:p>
              <text:p text:style-name="P5">17</text:p>
              <text:p text:style-name="P5">18</text:p>
              <text:p text:style-name="P5">19</text:p>
              <text:p text:style-name="P5">20</text:p>
              <text:p text:style-name="P5">21</text:p>
              <text:p text:style-name="P5">22</text:p>
              <text:p text:style-name="P5">23</text:p>
              <text:p text:style-name="P5">24</text:p>
              <text:p text:style-name="P5">25</text:p>
              <text:p text:style-name="P5">26</text:p>
              <text:p text:style-name="P5">27</text:p>
              <text:p text:style-name="P5">28</text:p>
              <text:p text:style-name="P5">29</text:p>
              <text:p text:style-name="P5">30</text:p>
              <text:p text:style-name="P5">31</text:p>
            </table:table-cell>
            <table:table-cell table:style-name="Table17.B1" office:value-type="string">
              <text:section text:style-name="Sect2" text:name="crayon-5b0cec581650d077370634-1">
                <text:p text:style-name="P8"><text:span text:style-name="T11">JavascriptExecutor jsx</text:span><text:span text:style-name="T14"> </text:span><text:span text:style-name="T11">=</text:span><text:span text:style-name="T14"> </text:span><text:span text:style-name="T11">(JavascriptExecutor)driver;</text:span></text:p>
              </text:section>
              <text:section text:style-name="Sect3" text:name="crayon-5b0cec581650d077370634-2">
                <text:p text:style-name="P8"> </text:p>
              </text:section>
              <text:section text:style-name="Sect2" text:name="crayon-5b0cec581650d077370634-3">
                <text:p text:style-name="P8"><text:span text:style-name="T11">jsx.executeScript(</text:span><text:span text:style-name="T16">"window.scrollBy(0,4500)"</text:span><text:span text:style-name="T11">,</text:span><text:span text:style-name="T14"> </text:span><text:span text:style-name="T16">""</text:span><text:span text:style-name="T11">);</text:span><text:span text:style-name="T14"> </text:span><text:span text:style-name="T17">//scroll down, value 4500 you can change as per your req</text:span></text:p>
              </text:section>
              <text:section text:style-name="Sect3" text:name="crayon-5b0cec581650d077370634-4">
                <text:p text:style-name="P8"> </text:p>
              </text:section>
              <text:section text:style-name="Sect2" text:name="crayon-5b0cec581650d077370634-5">
                <text:p text:style-name="P8"><text:span text:style-name="T11">jsx.executeScript(</text:span><text:span text:style-name="T16">"window.scrollBy(450,0)"</text:span><text:span text:style-name="T11">,</text:span><text:span text:style-name="T14"> </text:span><text:span text:style-name="T16">""</text:span><text:span text:style-name="T11">);</text:span><text:span text:style-name="T14"> </text:span><text:span text:style-name="T17">//scroll up</text:span></text:p>
              </text:section>
              <text:section text:style-name="Sect3" text:name="crayon-5b0cec581650d077370634-6">
                <text:p text:style-name="P8"> </text:p>
              </text:section>
              <text:section text:style-name="Sect2" text:name="crayon-5b0cec581650d077370634-7">
                <text:p text:style-name="P8"><text:span text:style-name="T11">ex-</text:span></text:p>
              </text:section>
              <text:section text:style-name="Sect3" text:name="crayon-5b0cec581650d077370634-8">
                <text:p text:style-name="P8"> </text:p>
              </text:section>
              <text:section text:style-name="Sect2" text:name="crayon-5b0cec581650d077370634-9">
                <text:p text:style-name="P8"><text:span text:style-name="T15">public</text:span><text:span text:style-name="T14"> </text:span><text:span text:style-name="T15">class</text:span><text:span text:style-name="T14"> </text:span><text:span text:style-name="T11">ScrollDown</text:span><text:span text:style-name="T14"> </text:span><text:span text:style-name="T11">{</text:span></text:p>
              </text:section>
              <text:section text:style-name="Sect3" text:name="crayon-5b0cec581650d077370634-10">
                <text:p text:style-name="P8"> </text:p>
              </text:section>
              <text:section text:style-name="Sect2" text:name="crayon-5b0cec581650d077370634-11">
                <text:p text:style-name="P8"><text:span text:style-name="T15">public</text:span><text:span text:style-name="T14"> </text:span><text:span text:style-name="T15">static</text:span><text:span text:style-name="T14"> </text:span><text:span text:style-name="T15">void</text:span><text:span text:style-name="T14"> </text:span><text:span text:style-name="T11">main(</text:span><text:span text:style-name="T15">String</text:span><text:span text:style-name="T11">[]</text:span><text:span text:style-name="T14"> </text:span><text:span text:style-name="T11">args)</text:span><text:span text:style-name="T14"> </text:span><text:span text:style-name="T11">throws</text:span><text:span text:style-name="T14"> </text:span><text:span text:style-name="T11">InterruptedException</text:span><text:span text:style-name="T14"> </text:span><text:span text:style-name="T11">{</text:span></text:p>
              </text:section>
              <text:section text:style-name="Sect3" text:name="crayon-5b0cec581650d077370634-12">
                <text:p text:style-name="P8"> </text:p>
              </text:section>
              <text:section text:style-name="Sect2" text:name="crayon-5b0cec581650d077370634-13">
                <text:p text:style-name="P8"><text:span text:style-name="T11">WebDriver driver</text:span><text:span text:style-name="T14"> </text:span><text:span text:style-name="T11">=</text:span><text:span text:style-name="T14"> </text:span><text:span text:style-name="T15">new</text:span><text:span text:style-name="T14"> </text:span><text:span text:style-name="T11">FirefoxDriver();</text:span></text:p>
              </text:section>
              <text:section text:style-name="Sect3" text:name="crayon-5b0cec581650d077370634-14">
                <text:p text:style-name="P8"> </text:p>
              </text:section>
              <text:section text:style-name="Sect2" text:name="crayon-5b0cec581650d077370634-15">
                <text:p text:style-name="P8"><text:span text:style-name="T11">driver.manage().timeouts().implicitlyWait(</text:span><text:span text:style-name="T16">10</text:span><text:span text:style-name="T11">,</text:span><text:span text:style-name="T14"> </text:span><text:span text:style-name="T11">TimeUnit.SECONDS);</text:span></text:p>
              </text:section>
              <text:section text:style-name="Sect3" text:name="crayon-5b0cec581650d077370634-16">
                <text:p text:style-name="P8"> </text:p>
              </text:section>
              <text:section text:style-name="Sect2" text:name="crayon-5b0cec581650d077370634-17">
                <text:p text:style-name="P8"><text:span text:style-name="T11">driver.get(</text:span><text:span text:style-name="T16">"http://www.flipkart.com/womens-clothing/pr?sid=2oq,c1r&amp;amp;otracker=hp_nmenu_sub_women_1_View%20all"</text:span><text:span text:style-name="T11">);</text:span></text:p>
              </text:section>
              <text:section text:style-name="Sect3" text:name="crayon-5b0cec581650d077370634-18">
                <text:p text:style-name="P8"> </text:p>
              </text:section>
              <text:section text:style-name="Sect2" text:name="crayon-5b0cec581650d077370634-19">
                <text:p text:style-name="P8"><text:span text:style-name="T11">driver.manage().window().maximize();</text:span></text:p>
              </text:section>
              <text:section text:style-name="Sect3" text:name="crayon-5b0cec581650d077370634-20">
                <text:p text:style-name="P8"> </text:p>
              </text:section>
              <text:section text:style-name="Sect2" text:name="crayon-5b0cec581650d077370634-21">
                <text:p text:style-name="P8"><text:span text:style-name="T11">JavascriptExecutor jsx</text:span><text:span text:style-name="T14"> </text:span><text:span text:style-name="T11">=</text:span><text:span text:style-name="T14"> </text:span><text:span text:style-name="T11">(JavascriptExecutor)driver;</text:span></text:p>
              </text:section>
              <text:section text:style-name="Sect3" text:name="crayon-5b0cec581650d077370634-22">
                <text:p text:style-name="P8"> </text:p>
              </text:section>
              <text:section text:style-name="Sect2" text:name="crayon-5b0cec581650d077370634-23">
                <text:p text:style-name="P8"><text:span text:style-name="T11">jsx.executeScript(</text:span><text:span text:style-name="T16">"window.scrollBy(0,4500)"</text:span><text:span text:style-name="T11">,</text:span><text:span text:style-name="T14"> </text:span><text:span text:style-name="T16">""</text:span><text:span text:style-name="T11">);</text:span><text:span text:style-name="T14"> </text:span><text:span text:style-name="T17">//scroll down</text:span></text:p>
              </text:section>
              <text:section text:style-name="Sect3" text:name="crayon-5b0cec581650d077370634-24">
                <text:p text:style-name="P8"> </text:p>
              </text:section>
              <text:section text:style-name="Sect2" text:name="crayon-5b0cec581650d077370634-25">
                <text:p text:style-name="P8"><text:span text:style-name="T11">Thread.sleep(</text:span><text:span text:style-name="T16">3000</text:span><text:span text:style-name="T11">);</text:span></text:p>
              </text:section>
              <text:section text:style-name="Sect3" text:name="crayon-5b0cec581650d077370634-26">
                <text:p text:style-name="P8"> </text:p>
              </text:section>
              <text:section text:style-name="Sect2" text:name="crayon-5b0cec581650d077370634-27">
                <text:p text:style-name="P8"><text:span text:style-name="T11">jsx.executeScript(</text:span><text:span text:style-name="T16">"window.scrollBy(450,0)"</text:span><text:span text:style-name="T11">,</text:span><text:span text:style-name="T14"> </text:span><text:span text:style-name="T16">""</text:span><text:span text:style-name="T11">);</text:span><text:span text:style-name="T14"> </text:span><text:span text:style-name="T17">//scroll up</text:span></text:p>
              </text:section>
              <text:section text:style-name="Sect3" text:name="crayon-5b0cec581650d077370634-28">
                <text:p text:style-name="P8"> </text:p>
              </text:section>
              <text:section text:style-name="Sect2" text:name="crayon-5b0cec581650d077370634-29">
                <text:p text:style-name="P6">}</text:p>
              </text:section>
              <text:section text:style-name="Sect3" text:name="crayon-5b0cec581650d077370634-30">
                <text:p text:style-name="P8"> </text:p>
              </text:section>
              <text:section text:style-name="Sect2" text:name="crayon-5b0cec581650d077370634-31">
                <text:p text:style-name="P6">}</text:p>
              </text:section>
            </table:table-cell>
          </table:table-row>
        </table:table>
      </text:section>
      <text:p text:style-name="P4"><text:span text:style-name="Strong_20_Emphasis"><text:span text:style-name="T9">Ques 33)</text:span></text:span><text:span text:style-name="T10"> What is the command line we have to write inside a .bat file to execute a selenium project when we are using testng ?</text:span></text:p>
      <text:p text:style-name="P2">Ans- java -cp bin;jars/* org.testng.TestNG testng.xml</text:p>
      <text:p text:style-name="P4"><text:span text:style-name="Strong_20_Emphasis"><text:span text:style-name="T9">Ques 34)</text:span></text:span><text:span text:style-name="T10"> </text:span><text:span text:style-name="Strong_20_Emphasis"><text:span text:style-name="T9">Which is the package which is to be imported while working with WebDriver ?</text:span></text:span></text:p>
      <text:p text:style-name="P2">Ans- org.openqa.selenium</text:p>
      <text:p text:style-name="P4"><text:span text:style-name="Strong_20_Emphasis"><text:span text:style-name="T9">Ques 35)</text:span></text:span><text:span text:style-name="T10"> </text:span><text:span text:style-name="Strong_20_Emphasis"><text:span text:style-name="T9">How to check if an element is visible on the web page ?</text:span></text:span></text:p>
      <text:p text:style-name="P2">Ans- use isDisplayed() method. The return type of the method is boolean. So if it return true then element is visible else not visible.</text:p>
      <text:section text:style-name="Sect1" text:name="crayon-5b0cec5816510436699096">
        <table:table table:name="Table18" table:style-name="Table18">
          <table:table-column table:style-name="Table18.A"/>
          <table:table-column table:style-name="Table18.B"/>
          <table:table-row>
            <table:table-cell table:style-name="Table18.A1" office:value-type="string">
              <text:p text:style-name="P5">1</text:p>
            </table:table-cell>
            <table:table-cell table:style-name="Table18.B1" office:value-type="string">
              <text:section text:style-name="Sect2" text:name="crayon-5b0cec5816510436699096-1">
                <text:p text:style-name="P8"><text:span text:style-name="T11">driver.findElement(By.xpath(</text:span><text:span text:style-name="T16">"xpath of elemnt"</text:span><text:span text:style-name="T11">)).isDisplayed();</text:span></text:p>
              </text:section>
            </table:table-cell>
          </table:table-row>
        </table:table>
      </text:section>
      <text:p text:style-name="P4"><text:span text:style-name="Strong_20_Emphasis"><text:span text:style-name="T9">Ques 36)</text:span></text:span><text:span text:style-name="T10"> </text:span><text:span text:style-name="Strong_20_Emphasis"><text:span text:style-name="T9">How to check if a button is enabled on the page ?</text:span></text:span></text:p>
      <text:p text:style-name="P2"><text:soft-page-break/>Ans- Use isEnabled() method. The return type of the method is boolean. So if it return true then button is enabled else not enabled.</text:p>
      <text:section text:style-name="Sect1" text:name="crayon-5b0cec5816512254203661">
        <table:table table:name="Table19" table:style-name="Table19">
          <table:table-column table:style-name="Table19.A"/>
          <table:table-column table:style-name="Table19.B"/>
          <table:table-row>
            <table:table-cell table:style-name="Table19.A1" office:value-type="string">
              <text:p text:style-name="P5">1</text:p>
            </table:table-cell>
            <table:table-cell table:style-name="Table19.B1" office:value-type="string">
              <text:section text:style-name="Sect2" text:name="crayon-5b0cec5816512254203661-1">
                <text:p text:style-name="P8"><text:span text:style-name="T11">driver.findElement(By.xpath(</text:span><text:span text:style-name="T16">"xpath of button"</text:span><text:span text:style-name="T11">)).isEnabled();</text:span></text:p>
              </text:section>
            </table:table-cell>
          </table:table-row>
        </table:table>
      </text:section>
      <text:p text:style-name="P4"><text:span text:style-name="Strong_20_Emphasis"><text:span text:style-name="T9">Ques 37)</text:span></text:span><text:span text:style-name="T10"> </text:span><text:span text:style-name="Strong_20_Emphasis"><text:span text:style-name="T9">How to check if a text is highlighted on the page ?</text:span></text:span></text:p>
      <text:p text:style-name="P2">Ans- To identify weather color for a field is different or not-</text:p>
      <text:section text:style-name="Sect1" text:name="crayon-5b0cec5816514871354635">
        <table:table table:name="Table20" table:style-name="Table20">
          <table:table-column table:style-name="Table20.A"/>
          <table:table-column table:style-name="Table20.B"/>
          <table:table-row>
            <table:table-cell table:style-name="Table20.A1" office:value-type="string">
              <text:p text:style-name="P5">1</text:p>
              <text:p text:style-name="P5">2</text:p>
              <text:p text:style-name="P5">3</text:p>
              <text:p text:style-name="P5">4</text:p>
              <text:p text:style-name="P5">5</text:p>
              <text:p text:style-name="P5">6</text:p>
              <text:p text:style-name="P5">7</text:p>
            </table:table-cell>
            <table:table-cell table:style-name="Table20.B1" office:value-type="string">
              <text:section text:style-name="Sect2" text:name="crayon-5b0cec5816514871354635-1">
                <text:p text:style-name="P8"><text:span text:style-name="T15">String</text:span><text:span text:style-name="T14"> </text:span><text:span text:style-name="T11">color</text:span><text:span text:style-name="T14"> </text:span><text:span text:style-name="T11">=</text:span><text:span text:style-name="T14"> </text:span><text:span text:style-name="T11">driver.findElement(By.xpath(</text:span><text:span text:style-name="T16">"//a[text()='Shop']"</text:span><text:span text:style-name="T11">)).getCssValue(</text:span><text:span text:style-name="T16">"color"</text:span><text:span text:style-name="T11">);</text:span></text:p>
              </text:section>
              <text:section text:style-name="Sect3" text:name="crayon-5b0cec5816514871354635-2">
                <text:p text:style-name="P8"> </text:p>
              </text:section>
              <text:section text:style-name="Sect2" text:name="crayon-5b0cec5816514871354635-3">
                <text:p text:style-name="P8"><text:span text:style-name="T15">String</text:span><text:span text:style-name="T14"> </text:span><text:span text:style-name="T11">backcolor</text:span><text:span text:style-name="T14"> </text:span><text:span text:style-name="T11">=</text:span><text:span text:style-name="T14"> </text:span><text:span text:style-name="T11">driver.findElement(By.xpath(</text:span><text:span text:style-name="T16">"//a[text()='Shop']"</text:span><text:span text:style-name="T11">)).getCssValue(</text:span><text:span text:style-name="T16">"background-color"</text:span><text:span text:style-name="T11">);</text:span></text:p>
              </text:section>
              <text:section text:style-name="Sect3" text:name="crayon-5b0cec5816514871354635-4">
                <text:p text:style-name="P8"> </text:p>
              </text:section>
              <text:section text:style-name="Sect2" text:name="crayon-5b0cec5816514871354635-5">
                <text:p text:style-name="P8"><text:span text:style-name="T11">System.out.println(color);</text:span></text:p>
              </text:section>
              <text:section text:style-name="Sect3" text:name="crayon-5b0cec5816514871354635-6">
                <text:p text:style-name="P8"> </text:p>
              </text:section>
              <text:section text:style-name="Sect2" text:name="crayon-5b0cec5816514871354635-7">
                <text:p text:style-name="P8"><text:span text:style-name="T11">System.out.println(backcolor);</text:span></text:p>
              </text:section>
            </table:table-cell>
          </table:table-row>
        </table:table>
      </text:section>
      <text:p text:style-name="P2">Here if both color and back color different then that means that element is in different color.</text:p>
      <text:p text:style-name="P4"><text:span text:style-name="Strong_20_Emphasis"><text:span text:style-name="T9">Ques 38)</text:span></text:span><text:span text:style-name="T10"> </text:span><text:span text:style-name="Strong_20_Emphasis"><text:span text:style-name="T9">How to check the checkbox or radio button is selected ?</text:span></text:span></text:p>
      <text:p text:style-name="P2">Ans- Use isSelected() method to identify. The return type of the method is boolean. So if it return true then button is selected else not enabled.</text:p>
      <text:section text:style-name="Sect1" text:name="crayon-5b0cec5816517480595213">
        <table:table table:name="Table21" table:style-name="Table21">
          <table:table-column table:style-name="Table21.A"/>
          <table:table-column table:style-name="Table21.B"/>
          <table:table-row>
            <table:table-cell table:style-name="Table21.A1" office:value-type="string">
              <text:p text:style-name="P5">1</text:p>
            </table:table-cell>
            <table:table-cell table:style-name="Table21.B1" office:value-type="string">
              <text:section text:style-name="Sect2" text:name="crayon-5b0cec5816517480595213-1">
                <text:p text:style-name="P8"><text:span text:style-name="T11">driver.findElement(By.xpath(</text:span><text:span text:style-name="T16">"xpath of button"</text:span><text:span text:style-name="T11">)).isSelected();</text:span></text:p>
              </text:section>
            </table:table-cell>
          </table:table-row>
        </table:table>
      </text:section>
      <text:p text:style-name="P4"><text:span text:style-name="Strong_20_Emphasis"><text:span text:style-name="T9">Ques 39)</text:span></text:span><text:span text:style-name="T10"> </text:span><text:span text:style-name="Strong_20_Emphasis"><text:span text:style-name="T9">How to get the title of the page ?</text:span></text:span></text:p>
      <text:p text:style-name="P2">Ans- Use getTitle() method.</text:p>
      <text:section text:style-name="Sect1" text:name="crayon-5b0cec5816519782647809">
        <table:table table:name="Table22" table:style-name="Table22">
          <table:table-column table:style-name="Table22.A"/>
          <table:table-column table:style-name="Table22.B"/>
          <table:table-row>
            <table:table-cell table:style-name="Table22.A1" office:value-type="string">
              <text:p text:style-name="P5">1</text:p>
            </table:table-cell>
            <table:table-cell table:style-name="Table22.B1" office:value-type="string">
              <text:section text:style-name="Sect2" text:name="crayon-5b0cec5816519782647809-1">
                <text:p text:style-name="P8"><text:span text:style-name="T11">Syntax-</text:span><text:span text:style-name="T14"> </text:span><text:span text:style-name="T11">driver.getTitle();</text:span></text:p>
              </text:section>
            </table:table-cell>
          </table:table-row>
        </table:table>
      </text:section>
      <text:p text:style-name="P4"><text:span text:style-name="Strong_20_Emphasis"><text:span text:style-name="T9">Ques 40)</text:span></text:span><text:span text:style-name="T10"> </text:span><text:span text:style-name="Strong_20_Emphasis"><text:span text:style-name="T9">How do u get the width of the textbox ?</text:span></text:span></text:p>
      <text:section text:style-name="Sect1" text:name="crayon-5b0cec581651b142859265">
        <table:table table:name="Table23" table:style-name="Table23">
          <table:table-column table:style-name="Table23.A"/>
          <table:table-column table:style-name="Table23.B"/>
          <table:table-row>
            <table:table-cell table:style-name="Table23.A1" office:value-type="string">
              <text:p text:style-name="P5">1</text:p>
              <text:p text:style-name="P5">2</text:p>
              <text:p text:style-name="P5">3</text:p>
            </table:table-cell>
            <table:table-cell table:style-name="Table23.B1" office:value-type="string">
              <text:section text:style-name="Sect2" text:name="crayon-5b0cec581651b142859265-1">
                <text:p text:style-name="P8"><text:span text:style-name="T11">driver.findElement(By.xpath(</text:span>“<text:span text:style-name="T11">xpath of textbox</text:span><text:span text:style-name="T14"> </text:span>”<text:span text:style-name="T11">)).getSize().getWidth();</text:span></text:p>
              </text:section>
              <text:section text:style-name="Sect3" text:name="crayon-5b0cec581651b142859265-2">
                <text:p text:style-name="P8"> </text:p>
              </text:section>
              <text:section text:style-name="Sect2" text:name="crayon-5b0cec581651b142859265-3">
                <text:p text:style-name="P8"><text:span text:style-name="T11">driver.findElement(By.xpath(</text:span>“<text:span text:style-name="T11">xpath of textbox</text:span><text:span text:style-name="T14"> </text:span>”<text:span text:style-name="T11">)).getSize().getHeight();</text:span></text:p>
              </text:section>
            </table:table-cell>
          </table:table-row>
        </table:table>
      </text:section>
      <text:p text:style-name="P4"><text:span text:style-name="Strong_20_Emphasis"><text:span text:style-name="T9">Ques 41)</text:span></text:span><text:span text:style-name="T10"> </text:span><text:span text:style-name="Strong_20_Emphasis"><text:span text:style-name="T9">How do u get the attribute of the web element ?</text:span></text:span></text:p>
      <text:p text:style-name="P2">Ans- driver.getElement(By.tagName(“img”)).getAttribute(“src”) will give you the src attribute of this tag. Similarly, you can get the values of attributes such as title, alt etc.</text:p>
      <text:p text:style-name="P2">Similarly you can get CSS properties of any tag by using getCssValue(“some propety name”).</text:p>
      <text:p text:style-name="P3"><text:span text:style-name="Strong_20_Emphasis"><text:span text:style-name="T9">Ques 42)</text:span></text:span><text:span text:style-name="T10"> </text:span><text:span text:style-name="Strong_20_Emphasis"><text:span text:style-name="T9">How to check whether a text is underlined or not ?</text:span></text:span></text:p>
      <text:section text:style-name="Sect1" text:name="crayon-5b0cec581651e245962385">
        <table:table table:name="Table24" table:style-name="Table24">
          <table:table-column table:style-name="Table24.A"/>
          <table:table-column table:style-name="Table24.B"/>
          <text:soft-page-break/>
          <table:table-row>
            <table:table-cell table:style-name="Table24.A1" office:value-type="string">
              <text:p text:style-name="P5">1</text:p>
              <text:p text:style-name="P5">2</text:p>
              <text:p text:style-name="P5">3</text:p>
              <text:p text:style-name="P5">4</text:p>
              <text:p text:style-name="P5">5</text:p>
              <text:p text:style-name="P5">6</text:p>
              <text:p text:style-name="P5">7</text:p>
              <text:p text:style-name="P5">8</text:p>
              <text:p text:style-name="P5">9</text:p>
              <text:p text:style-name="P5">10</text:p>
              <text:p text:style-name="P5">11</text:p>
              <text:p text:style-name="P5">12</text:p>
              <text:p text:style-name="P5">13</text:p>
              <text:p text:style-name="P5">14</text:p>
              <text:p text:style-name="P5">15</text:p>
              <text:p text:style-name="P5">16</text:p>
              <text:p text:style-name="P5">17</text:p>
              <text:p text:style-name="P5">18</text:p>
              <text:p text:style-name="P5">19</text:p>
              <text:p text:style-name="P5">20</text:p>
              <text:p text:style-name="P5">21</text:p>
              <text:p text:style-name="P5">22</text:p>
              <text:p text:style-name="P5">23</text:p>
              <text:p text:style-name="P5">24</text:p>
              <text:p text:style-name="P5">25</text:p>
              <text:p text:style-name="P5">26</text:p>
              <text:p text:style-name="P5">27</text:p>
              <text:p text:style-name="P5">28</text:p>
              <text:p text:style-name="P5">29</text:p>
              <text:p text:style-name="P5">30</text:p>
              <text:p text:style-name="P5">31</text:p>
              <text:p text:style-name="P5">32</text:p>
              <text:p text:style-name="P5">33</text:p>
            </table:table-cell>
            <table:table-cell table:style-name="Table24.B1" office:value-type="string">
              <text:section text:style-name="Sect2" text:name="crayon-5b0cec581651e245962385-1">
                <text:p text:style-name="P8"><text:span text:style-name="T11">Ans-</text:span><text:span text:style-name="T14"> </text:span><text:span text:style-name="T11">Identify by getCssValue(</text:span>“<text:span text:style-name="T11">border-bottom</text:span>”<text:span text:style-name="T11">)</text:span><text:span text:style-name="T14"> </text:span><text:span text:style-name="T15">or</text:span><text:span text:style-name="T14"> </text:span><text:span text:style-name="T11">sometime getCssValue(</text:span>“<text:span text:style-name="T11">text-decoration</text:span>”<text:span text:style-name="T11">)</text:span><text:span text:style-name="T14"> </text:span><text:span text:style-name="T11">method </text:span><text:span text:style-name="T15">if</text:span><text:span text:style-name="T14"> </text:span><text:span text:style-name="T11">the</text:span></text:p>
              </text:section>
              <text:section text:style-name="Sect3" text:name="crayon-5b0cec581651e245962385-2">
                <text:p text:style-name="P8"> </text:p>
              </text:section>
              <text:section text:style-name="Sect2" text:name="crayon-5b0cec581651e245962385-3">
                <text:p text:style-name="P8"><text:span text:style-name="T11">cssValue </text:span><text:span text:style-name="T15">is</text:span><text:span text:style-name="T14"> </text:span><text:span text:style-name="T16">'underline'</text:span><text:span text:style-name="T14"> </text:span><text:span text:style-name="T15">for</text:span><text:span text:style-name="T14"> </text:span><text:span text:style-name="T11">that WebElement </text:span><text:span text:style-name="T15">or</text:span><text:span text:style-name="T14"> </text:span><text:span text:style-name="T15">not</text:span><text:span text:style-name="T11">.</text:span></text:p>
              </text:section>
              <text:section text:style-name="Sect3" text:name="crayon-5b0cec581651e245962385-4">
                <text:p text:style-name="P8"> </text:p>
              </text:section>
              <text:section text:style-name="Sect2" text:name="crayon-5b0cec581651e245962385-5">
                <text:p text:style-name="P8"><text:span text:style-name="T11">ex-</text:span><text:span text:style-name="T14"> </text:span><text:span text:style-name="T15">This</text:span><text:span text:style-name="T14"> </text:span><text:span text:style-name="T15">is</text:span><text:span text:style-name="T14"> </text:span><text:span text:style-name="T15">for</text:span><text:span text:style-name="T14"> </text:span><text:span text:style-name="T11">when</text:span><text:span text:style-name="T14"> </text:span><text:span text:style-name="T11">moving</text:span><text:span text:style-name="T14"> </text:span><text:span text:style-name="T11">cursor</text:span><text:span text:style-name="T14"> </text:span><text:span text:style-name="T11">over</text:span><text:span text:style-name="T14"> </text:span><text:span text:style-name="T11">element</text:span><text:span text:style-name="T14"> </text:span><text:span text:style-name="T11">that</text:span><text:span text:style-name="T14"> </text:span><text:span text:style-name="T15">is</text:span><text:span text:style-name="T14"> </text:span><text:span text:style-name="T11">going</text:span><text:span text:style-name="T14"> </text:span><text:span text:style-name="T15">to</text:span><text:span text:style-name="T14"> </text:span><text:span text:style-name="T11">be</text:span><text:span text:style-name="T14"> </text:span><text:span text:style-name="T11">underlined</text:span><text:span text:style-name="T14"> </text:span><text:span text:style-name="T15">or</text:span><text:span text:style-name="T14"> </text:span><text:span text:style-name="T15">not</text:span><text:span text:style-name="T11">-</text:span></text:p>
              </text:section>
              <text:section text:style-name="Sect3" text:name="crayon-5b0cec581651e245962385-6">
                <text:p text:style-name="P8"> </text:p>
              </text:section>
              <text:section text:style-name="Sect2" text:name="crayon-5b0cec581651e245962385-7">
                <text:p text:style-name="P8"><text:span text:style-name="T15">public</text:span><text:span text:style-name="T14"> </text:span><text:span text:style-name="T15">class</text:span><text:span text:style-name="T14"> </text:span><text:span text:style-name="T11">UnderLine</text:span><text:span text:style-name="T14"> </text:span><text:span text:style-name="T11">{</text:span></text:p>
              </text:section>
              <text:section text:style-name="Sect3" text:name="crayon-5b0cec581651e245962385-8">
                <text:p text:style-name="P8"> </text:p>
              </text:section>
              <text:section text:style-name="Sect2" text:name="crayon-5b0cec581651e245962385-9">
                <text:p text:style-name="P8"><text:span text:style-name="T15">public</text:span><text:span text:style-name="T14"> </text:span><text:span text:style-name="T15">static</text:span><text:span text:style-name="T14"> </text:span><text:span text:style-name="T15">void</text:span><text:span text:style-name="T14"> </text:span><text:span text:style-name="T11">main(</text:span><text:span text:style-name="T15">String</text:span><text:span text:style-name="T11">[]</text:span><text:span text:style-name="T14"> </text:span><text:span text:style-name="T11">args)</text:span><text:span text:style-name="T14"> </text:span><text:span text:style-name="T11">{</text:span></text:p>
              </text:section>
              <text:section text:style-name="Sect3" text:name="crayon-5b0cec581651e245962385-10">
                <text:p text:style-name="P8"> </text:p>
              </text:section>
              <text:section text:style-name="Sect2" text:name="crayon-5b0cec581651e245962385-11">
                <text:p text:style-name="P8"><text:span text:style-name="T11">WebDriver driver</text:span><text:span text:style-name="T14"> </text:span><text:span text:style-name="T11">=</text:span><text:span text:style-name="T14"> </text:span><text:span text:style-name="T15">new</text:span><text:span text:style-name="T14"> </text:span><text:span text:style-name="T11">FirefoxDriver();</text:span></text:p>
              </text:section>
              <text:section text:style-name="Sect3" text:name="crayon-5b0cec581651e245962385-12">
                <text:p text:style-name="P8"> </text:p>
              </text:section>
              <text:section text:style-name="Sect2" text:name="crayon-5b0cec581651e245962385-13">
                <text:p text:style-name="P8"><text:span text:style-name="T11">driver.manage().timeouts().implicitlyWait(</text:span><text:span text:style-name="T16">10</text:span><text:span text:style-name="T11">,</text:span><text:span text:style-name="T14"> </text:span><text:span text:style-name="T11">TimeUnit.SECONDS);</text:span></text:p>
              </text:section>
              <text:section text:style-name="Sect3" text:name="crayon-5b0cec581651e245962385-14">
                <text:p text:style-name="P8"> </text:p>
              </text:section>
              <text:section text:style-name="Sect2" text:name="crayon-5b0cec581651e245962385-15">
                <text:p text:style-name="P8"><text:span text:style-name="T11">driver.get(</text:span><text:span text:style-name="T16">"https://www.google.co.in/?gfe_rd=ctrl&amp;amp;ei=bXAwU8jYN4W6iAf8zIDgDA&amp;amp;gws_rd=cr"</text:span><text:span text:style-name="T11">);</text:span></text:p>
              </text:section>
              <text:section text:style-name="Sect3" text:name="crayon-5b0cec581651e245962385-16">
                <text:p text:style-name="P8"> </text:p>
              </text:section>
              <text:section text:style-name="Sect2" text:name="crayon-5b0cec581651e245962385-17">
                <text:p text:style-name="P8"><text:span text:style-name="T15">String</text:span><text:span text:style-name="T14"> </text:span><text:span text:style-name="T11">cssValue=</text:span><text:span text:style-name="T14"> </text:span><text:span text:style-name="T11">driver.findElement(By.xpath(</text:span><text:span text:style-name="T16">"//a[text()='Hindi']"</text:span><text:span text:style-name="T11">)).getCssValue(</text:span><text:span text:style-name="T16">"text-decoration"</text:span><text:span text:style-name="T11">);</text:span></text:p>
              </text:section>
              <text:section text:style-name="Sect3" text:name="crayon-5b0cec581651e245962385-18">
                <text:p text:style-name="P8"> </text:p>
              </text:section>
              <text:section text:style-name="Sect2" text:name="crayon-5b0cec581651e245962385-19">
                <text:p text:style-name="P8"><text:span text:style-name="T11">System.out.println(</text:span><text:span text:style-name="T16">"value"</text:span><text:span text:style-name="T11">+cssValue);</text:span></text:p>
              </text:section>
              <text:section text:style-name="Sect3" text:name="crayon-5b0cec581651e245962385-20">
                <text:p text:style-name="P8"> </text:p>
              </text:section>
              <text:section text:style-name="Sect2" text:name="crayon-5b0cec581651e245962385-21">
                <text:p text:style-name="P8"><text:span text:style-name="T11">Actions act</text:span><text:span text:style-name="T14"> </text:span><text:span text:style-name="T11">=</text:span><text:span text:style-name="T14"> </text:span><text:span text:style-name="T15">new</text:span><text:span text:style-name="T14"> </text:span><text:span text:style-name="T11">Actions(driver);</text:span></text:p>
              </text:section>
              <text:section text:style-name="Sect3" text:name="crayon-5b0cec581651e245962385-22">
                <text:p text:style-name="P8"> </text:p>
              </text:section>
              <text:section text:style-name="Sect2" text:name="crayon-5b0cec581651e245962385-23">
                <text:p text:style-name="P8"><text:span text:style-name="T11">act.moveToElement(driver.findElement(By.xpath(</text:span><text:span text:style-name="T16">"//a[text()='Hindi']"</text:span><text:span text:style-name="T11">))).perform();</text:span></text:p>
              </text:section>
              <text:section text:style-name="Sect3" text:name="crayon-5b0cec581651e245962385-24">
                <text:p text:style-name="P8"> </text:p>
              </text:section>
              <text:section text:style-name="Sect2" text:name="crayon-5b0cec581651e245962385-25">
                <text:p text:style-name="P8"><text:span text:style-name="T15">String</text:span><text:span text:style-name="T14"> </text:span><text:span text:style-name="T11">cssValue1=</text:span><text:span text:style-name="T14"> </text:span><text:span text:style-name="T11">driver.findElement(By.xpath(</text:span><text:span text:style-name="T16">"//a[text()='Hindi']"</text:span><text:span text:style-name="T11">)).getCssValue(</text:span><text:span text:style-name="T16">"text-decoration"</text:span><text:span text:style-name="T11">);</text:span></text:p>
              </text:section>
              <text:section text:style-name="Sect3" text:name="crayon-5b0cec581651e245962385-26">
                <text:p text:style-name="P8"> </text:p>
              </text:section>
              <text:section text:style-name="Sect2" text:name="crayon-5b0cec581651e245962385-27">
                <text:p text:style-name="P8"><text:span text:style-name="T11">System.out.println(</text:span><text:span text:style-name="T16">"value over"</text:span><text:span text:style-name="T11">+cssValue1);</text:span></text:p>
              </text:section>
              <text:section text:style-name="Sect3" text:name="crayon-5b0cec581651e245962385-28">
                <text:p text:style-name="P8"> </text:p>
              </text:section>
              <text:section text:style-name="Sect2" text:name="crayon-5b0cec581651e245962385-29">
                <text:p text:style-name="P8"><text:span text:style-name="T11">driver.close();</text:span></text:p>
              </text:section>
              <text:section text:style-name="Sect3" text:name="crayon-5b0cec581651e245962385-30">
                <text:p text:style-name="P8"> </text:p>
              </text:section>
              <text:section text:style-name="Sect2" text:name="crayon-5b0cec581651e245962385-31">
                <text:p text:style-name="P6">}</text:p>
              </text:section>
              <text:section text:style-name="Sect3" text:name="crayon-5b0cec581651e245962385-32">
                <text:p text:style-name="P8"> </text:p>
              </text:section>
              <text:section text:style-name="Sect2" text:name="crayon-5b0cec581651e245962385-33">
                <text:p text:style-name="P6">}</text:p>
              </text:section>
            </table:table-cell>
          </table:table-row>
        </table:table>
      </text:section>
      <text:p text:style-name="P4"><text:span text:style-name="Strong_20_Emphasis"><text:span text:style-name="T9">Ques 43)</text:span></text:span><text:span text:style-name="T10"> </text:span><text:span text:style-name="Strong_20_Emphasis"><text:span text:style-name="T9">How to change the URL on a webpage using selenium web driver ?</text:span></text:span></text:p>
      <text:section text:style-name="Sect1" text:name="crayon-5b0cec5816521235652774">
        <table:table table:name="Table25" table:style-name="Table25">
          <table:table-column table:style-name="Table25.A"/>
          <table:table-column table:style-name="Table25.B"/>
          <table:table-row>
            <table:table-cell table:style-name="Table25.A1" office:value-type="string">
              <text:p text:style-name="P5">1</text:p>
              <text:p text:style-name="P5">2</text:p>
              <text:p text:style-name="P5">3</text:p>
            </table:table-cell>
            <table:table-cell table:style-name="Table25.B1" office:value-type="string">
              <text:section text:style-name="Sect2" text:name="crayon-5b0cec5816521235652774-1">
                <text:p text:style-name="P8"><text:span text:style-name="T11">driver.get(</text:span>“<text:span text:style-name="T11">url1</text:span>”<text:span text:style-name="T11">);</text:span></text:p>
              </text:section>
              <text:section text:style-name="Sect3" text:name="crayon-5b0cec5816521235652774-2">
                <text:p text:style-name="P8"> </text:p>
              </text:section>
              <text:section text:style-name="Sect2" text:name="crayon-5b0cec5816521235652774-3">
                <text:p text:style-name="P8"><text:span text:style-name="T11">driver.get(</text:span>“<text:span text:style-name="T11">url2</text:span>”<text:span text:style-name="T11">);</text:span></text:p>
              </text:section>
            </table:table-cell>
          </table:table-row>
        </table:table>
      </text:section>
      <text:p text:style-name="P4"><text:span text:style-name="Strong_20_Emphasis"><text:span text:style-name="T9">Ques 44)</text:span></text:span><text:span text:style-name="T10"> </text:span><text:span text:style-name="Strong_20_Emphasis"><text:span text:style-name="T9">How to hover the mouse on an element ?</text:span></text:span></text:p>
      <text:section text:style-name="Sect1" text:name="crayon-5b0cec5816523584958770">
        <table:table table:name="Table26" table:style-name="Table26">
          <table:table-column table:style-name="Table26.A"/>
          <table:table-column table:style-name="Table26.B"/>
          <table:table-row>
            <table:table-cell table:style-name="Table26.A1" office:value-type="string">
              <text:p text:style-name="P5">1</text:p>
              <text:p text:style-name="P5">2</text:p>
              <text:p text:style-name="P5">3</text:p>
            </table:table-cell>
            <table:table-cell table:style-name="Table26.B1" office:value-type="string">
              <text:section text:style-name="Sect2" text:name="crayon-5b0cec5816523584958770-1">
                <text:p text:style-name="P8"><text:span text:style-name="T11">Actions act</text:span><text:span text:style-name="T14"> </text:span><text:span text:style-name="T11">=</text:span><text:span text:style-name="T14"> </text:span><text:span text:style-name="T15">new</text:span><text:span text:style-name="T14"> </text:span><text:span text:style-name="T11">Actions(driver);</text:span></text:p>
              </text:section>
              <text:section text:style-name="Sect3" text:name="crayon-5b0cec5816523584958770-2">
                <text:p text:style-name="P8"> </text:p>
              </text:section>
              <text:section text:style-name="Sect2" text:name="crayon-5b0cec5816523584958770-3">
                <text:p text:style-name="P8"><text:span text:style-name="T11">act.moveToElement(webelement);</text:span><text:span text:style-name="T14"> </text:span><text:span text:style-name="T17">//webelement on which you want to move cursor</text:span></text:p>
              </text:section>
            </table:table-cell>
          </table:table-row>
        </table:table>
      </text:section>
      <text:p text:style-name="P4"><text:span text:style-name="Strong_20_Emphasis"><text:span text:style-name="T9">Ques 45)</text:span></text:span><text:span text:style-name="T10"> </text:span><text:span text:style-name="Strong_20_Emphasis"><text:span text:style-name="T9">What is the use of getOptions() method ?</text:span></text:span></text:p>
      <text:p text:style-name="P2">Ans- getOptions() is used to get the selected option from the dropdown list.</text:p>
      <text:p text:style-name="P4"><text:soft-page-break/><text:span text:style-name="Strong_20_Emphasis"><text:span text:style-name="T9">Ques 46)</text:span></text:span><text:span text:style-name="T10"> </text:span><text:span text:style-name="Strong_20_Emphasis"><text:span text:style-name="T9">What is the use of deSelectAll() method ?</text:span></text:span></text:p>
      <text:p text:style-name="P2">Ans- It is used to deselect all the options which have been selected from the dropdown list.</text:p>
      <text:p text:style-name="P4"><text:span text:style-name="Strong_20_Emphasis"><text:span text:style-name="T9">Ques 47)</text:span></text:span><text:span text:style-name="T10"> </text:span><text:span text:style-name="Strong_20_Emphasis"><text:span text:style-name="T9">Is WebElement an interface or a class ?</text:span></text:span></text:p>
      <text:p text:style-name="P2">Ans- WebDriver is an Interface.</text:p>
      <text:p text:style-name="P4"><text:span text:style-name="Strong_20_Emphasis"><text:span text:style-name="T9">Ques 48)</text:span></text:span><text:span text:style-name="T10"> </text:span><text:span text:style-name="Strong_20_Emphasis"><text:span text:style-name="T9">FirefoxDriver is class or an interface and from where is it inherited ?</text:span></text:span></text:p>
      <text:p text:style-name="P2">Ans- FirefoxDriver is a class. It implements all the methods of WebDriver interface.</text:p>
      <text:p text:style-name="P4"><text:span text:style-name="Strong_20_Emphasis"><text:span text:style-name="T9">Ques 49)</text:span></text:span><text:span text:style-name="T10"> </text:span><text:span text:style-name="Strong_20_Emphasis"><text:span text:style-name="T9">Which is the super interface of webdriver ?</text:span></text:span></text:p>
      <text:p text:style-name="P2">Ans- SearchContext.</text:p>
      <text:p text:style-name="P4"><text:span text:style-name="Strong_20_Emphasis"><text:span text:style-name="T9">Ques 50)</text:span></text:span><text:span text:style-name="T10"> </text:span><text:span text:style-name="Strong_20_Emphasis"><text:span text:style-name="T9">What is the difference b/w close() and quit()?</text:span></text:span></text:p>
      <text:p text:style-name="P2">Ans- close() – it will close the browser where the control is.</text:p>
      <text:p text:style-name="P2">quit() – it will close all the browsers opened by WebDriv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aco" svg:font-family="Monaco, MonacoRegular, 'Courier New', monospace"/>
    <style:font-face style:name="Verdana" svg:font-family="Verdana, Helvetica, Arial, Verdana, sans-serif"/>
    <style:font-face style:name="inherit" svg:font-family="inheri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1:39:47.827000000</meta:creation-date>
    <dc:date>2018-05-29T11:40:59.985000000</dc:date>
    <meta:editing-duration>PT1M12S</meta:editing-duration>
    <meta:editing-cycles>1</meta:editing-cycles>
    <meta:document-statistic meta:table-count="26" meta:image-count="0" meta:object-count="0" meta:page-count="9" meta:paragraph-count="413" meta:word-count="2058" meta:character-count="13591" meta:non-whitespace-character-count="11822"/>
    <meta:generator>LibreOffice/5.3.2.2$Windows_X86_64 LibreOffice_project/6cd4f1ef626f15116896b1d8e1398b56da0d0ee1</meta:generator>
  </office:meta>
</office:document-meta>
</file>